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F0000005D127B64B7CBC3129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.228cm" fo:margin-left="-0.199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7.22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13" style:family="table-row">
      <style:table-row-properties style:min-row-height="0.658cm" fo:background-color="transparent" fo:keep-together="auto">
        <style:background-image/>
      </style:table-row-properties>
    </style:style>
    <style:style style:name="Tabla1.A13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14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paragraph-properties style:snap-to-layout-grid="false"/>
      <style:text-properties officeooo:paragraph-rsid="00196255"/>
    </style:style>
    <style:style style:name="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" fo:font-size="10pt" fo:font-weight="bold" officeooo:paragraph-rsid="00196255" style:font-size-asian="10pt" style:font-weight-asian="bold" style:font-name-complex="Arial" style:font-size-complex="10pt" style:font-weight-complex="bold"/>
    </style:style>
    <style:style style:name="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196255"/>
    </style:style>
    <style:style style:name="P4" style:family="paragraph" style:parent-style-name="Standard">
      <style:text-properties officeooo:paragraph-rsid="0016761a"/>
    </style:style>
    <style:style style:name="P5" style:family="paragraph" style:parent-style-name="Standard">
      <style:text-properties officeooo:paragraph-rsid="0019abba"/>
    </style:style>
    <style:style style:name="P6" style:family="paragraph" style:parent-style-name="Standard">
      <style:text-properties style:font-name="Arial" fo:font-size="12pt" fo:font-weight="bold" officeooo:paragraph-rsid="0019abba" style:font-size-asian="12pt" style:font-weight-asian="bold" style:font-name-complex="Arial" style:font-size-complex="12pt" style:font-weight-complex="bold"/>
    </style:style>
    <style:style style:name="P7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 style:writing-mode="page"/>
      <style:text-properties style:font-name="Arial" fo:font-size="10.5pt" fo:font-weight="bold" officeooo:rsid="000ff10d" officeooo:paragraph-rsid="001b05be" style:font-size-asian="10.5pt" style:font-weight-asian="bold" style:font-size-complex="10.5pt" style:font-weight-complex="bold"/>
    </style:style>
    <style:style style:name="P8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 style:writing-mode="page"/>
      <style:text-properties fo:color="#1a1a1a" style:font-name="Arial" fo:font-size="10.5pt" fo:font-weight="bold" officeooo:rsid="000ff10d" officeooo:paragraph-rsid="001b05be" style:font-size-asian="10.5pt" style:font-weight-asian="bold" style:font-size-complex="10.5pt" style:font-weight-complex="bold"/>
    </style:style>
    <style:style style:name="P9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 style:writing-mode="page"/>
      <style:text-properties fo:color="#000000" style:font-name="Arial" fo:font-size="12pt" style:text-underline-style="none" fo:font-weight="bold" officeooo:rsid="000ff10d" officeooo:paragraph-rsid="001b05be" style:font-size-asian="12pt" style:font-weight-asian="bold" style:font-name-complex="Arial" style:font-size-complex="12pt" style:font-weight-complex="bold"/>
    </style:style>
    <style:style style:name="P10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 style:writing-mode="page"/>
      <style:text-properties fo:color="#000000" style:font-name="Arial" fo:font-size="12pt" style:text-underline-style="none" fo:font-weight="bold" officeooo:rsid="000ff10d" officeooo:paragraph-rsid="001d25fa" style:font-size-asian="12pt" style:font-weight-asian="bold" style:font-name-complex="Arial" style:font-size-complex="12pt" style:font-weight-complex="bold"/>
    </style:style>
    <style:style style:name="P11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 style:writing-mode="page"/>
      <style:text-properties fo:color="#000000" style:font-name="Arial" fo:font-size="12pt" style:text-underline-style="none" fo:font-weight="bold" officeooo:rsid="000ff10d" officeooo:paragraph-rsid="001e46ca" style:font-size-asian="12pt" style:font-weight-asian="bold" style:font-name-complex="Arial" style:font-size-complex="12pt" style:font-weight-complex="bold"/>
    </style:style>
    <style:style style:name="P12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 style:writing-mode="page"/>
      <style:text-properties fo:color="#000000" style:text-position="4% 100%" style:font-name="Arial" fo:font-size="12pt" style:text-underline-style="none" fo:font-weight="bold" officeooo:rsid="000ff10d" officeooo:paragraph-rsid="001e46ca" style:font-size-asian="12pt" style:font-weight-asian="bold" style:font-name-complex="Arial" style:font-size-complex="12pt" style:font-weight-complex="bold"/>
    </style:style>
    <style:style style:name="P13" style:family="paragraph" style:parent-style-name="Standard" style:list-style-name="WW8Num1">
      <loext:graphic-properties draw:fill="none"/>
      <style:paragraph-properties fo:margin-top="0.012cm" fo:margin-bottom="0cm" loext:contextual-spacing="false" fo:line-height="0.229cm" fo:orphans="0" fo:widows="0" fo:background-color="transparent" style:text-autospace="none" style:writing-mode="lr-tb"/>
      <style:text-properties fo:color="#000000" style:font-name="Times New Roman" fo:font-size="6.5pt" officeooo:paragraph-rsid="001e46ca" style:font-size-asian="6.5pt" style:font-name-complex="Times New Roman" style:font-size-complex="6.5pt"/>
    </style:style>
    <style:style style:name="P14" style:family="paragraph" style:parent-style-name="Standard">
      <style:paragraph-properties fo:margin-left="0cm" fo:margin-right="0cm" fo:margin-top="0cm" fo:margin-bottom="0.15cm" loext:contextual-spacing="false" fo:line-height="0.194cm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style:text-underline-style="none" fo:font-weight="normal" officeooo:paragraph-rsid="0019abba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officeooo:paragraph-rsid="0019abba"/>
    </style:style>
    <style:style style:name="P16" style:family="paragraph" style:parent-style-name="Standard">
      <style:paragraph-properties fo:margin-left="0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fo:font-weight="normal" officeooo:paragraph-rsid="0019abba" style:font-weight-asian="normal" style:font-weight-complex="normal"/>
    </style:style>
    <style:style style:name="P17" style:family="paragraph" style:parent-style-name="Standard" style:list-style-name="WW8Num1">
      <style:paragraph-properties fo:margin-top="0.101cm" fo:margin-bottom="0.101cm" loext:contextual-spacing="false" fo:line-height="150%" fo:text-align="center" style:justify-single-word="false"/>
      <style:text-properties style:font-name="Arial" fo:font-size="12pt" fo:font-weight="bold" officeooo:paragraph-rsid="0019abba" style:font-size-asian="12pt" style:font-weight-asian="bold" style:font-size-complex="12pt" style:font-weight-complex="bold"/>
    </style:style>
    <style:style style:name="P18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49%" fo:orphans="0" fo:widows="0" fo:background-color="transparent" style:text-autospace="none" style:writing-mode="lr-tb"/>
      <style:text-properties officeooo:paragraph-rsid="001b05be"/>
    </style:style>
    <style:style style:name="P19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49%" fo:orphans="0" fo:widows="0" fo:background-color="transparent" style:text-autospace="none" style:writing-mode="lr-tb"/>
      <style:text-properties officeooo:paragraph-rsid="001d25fa"/>
    </style:style>
    <style:style style:name="P20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49%" fo:orphans="0" fo:widows="0" fo:background-color="transparent" style:text-autospace="none" style:writing-mode="lr-tb">
        <style:tab-stops>
          <style:tab-stop style:position="2.258cm"/>
          <style:tab-stop style:position="3.493cm"/>
          <style:tab-stop style:position="5.891cm"/>
          <style:tab-stop style:position="6.985cm"/>
        </style:tab-stops>
      </style:paragraph-properties>
      <style:text-properties fo:color="#1a1a1a" style:font-name="Arial" fo:font-size="10.5pt" fo:font-weight="normal" officeooo:rsid="00152ff6" officeooo:paragraph-rsid="001b05be" style:font-size-asian="10.5pt" style:font-weight-asian="normal" style:font-size-complex="10.5pt" style:font-weight-complex="normal"/>
    </style:style>
    <style:style style:name="P21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b05be" style:font-size-asian="10.5pt" style:font-weight-asian="normal" style:font-size-complex="10.5pt" style:font-weight-complex="normal"/>
    </style:style>
    <style:style style:name="P22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d25fa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e46ca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00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d25fa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00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e46ca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d25fa" officeooo:paragraph-rsid="001d25fa" style:font-size-asian="10.5pt" style:font-weight-asian="normal" style:font-name-complex="Arial" style:font-size-complex="10.5pt" style:font-weight-complex="normal"/>
    </style:style>
    <style:style style:name="P27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50%" fo:orphans="0" fo:widows="0" fo:background-color="transparent" style:text-autospace="none" style:writing-mode="lr-tb"/>
      <style:text-properties officeooo:paragraph-rsid="001b05be"/>
    </style:style>
    <style:style style:name="P28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50%" fo:text-align="start" style:justify-single-word="false" fo:orphans="0" fo:widows="0" fo:background-color="transparent" style:text-autospace="none" style:writing-mode="lr-tb"/>
      <style:text-properties style:font-name="Arial" fo:font-size="10.5pt" fo:font-weight="normal" officeooo:paragraph-rsid="001b05be" style:font-size-asian="10.5pt" style:font-weight-asian="normal" style:font-size-complex="10.5pt" style:font-weight-complex="normal"/>
    </style:style>
    <style:style style:name="P29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00%" fo:orphans="0" fo:widows="0" fo:background-color="transparent" style:text-autospace="none" style:writing-mode="lr-tb"/>
      <style:text-properties officeooo:paragraph-rsid="001e46ca"/>
    </style:style>
    <style:style style:name="P30" style:family="paragraph" style:parent-style-name="Standard" style:list-style-name="WW8Num1">
      <loext:graphic-properties draw:fill="none"/>
      <style:paragraph-properties fo:margin-top="0.101cm" fo:margin-bottom="0.101cm" loext:contextual-spacing="false" fo:line-height="100%" fo:orphans="0" fo:widows="0" fo:background-color="transparent" style:text-autospace="none" style:writing-mode="lr-tb"/>
      <style:text-properties fo:font-weight="normal" officeooo:paragraph-rsid="001e46ca" style:font-weight-asian="normal" style:font-weight-complex="normal"/>
    </style:style>
    <style:style style:name="P31" style:family="paragraph" style:parent-style-name="Standard" style:list-style-name="WW8Num1">
      <style:paragraph-properties fo:margin-top="0.116cm" fo:margin-bottom="0.101cm" loext:contextual-spacing="false" fo:line-height="100%" fo:orphans="0" fo:widows="0" style:text-autospace="none"/>
      <style:text-properties fo:color="#1a1a1a" style:font-name="Arial" fo:font-size="10.5pt" fo:font-weight="normal" officeooo:rsid="00152ff6" officeooo:paragraph-rsid="0019abba" style:font-size-asian="10.5pt" style:font-weight-asian="normal" style:font-name-complex="Arial" style:font-size-complex="10.5pt" style:font-weight-complex="normal"/>
    </style:style>
    <style:style style:name="P32" style:family="paragraph" style:parent-style-name="Standard" style:list-style-name="WW8Num1">
      <style:paragraph-properties fo:margin-top="0.116cm" fo:margin-bottom="0.101cm" loext:contextual-spacing="false" fo:line-height="99%" fo:orphans="0" fo:widows="0" style:text-autospace="none"/>
      <style:text-properties fo:color="#1a1a1a" style:font-name="Arial" fo:font-size="10.5pt" fo:font-weight="normal" officeooo:rsid="00152ff6" officeooo:paragraph-rsid="0019abba" style:font-size-asian="10.5pt" style:font-weight-asian="normal" style:font-name-complex="Arial" style:font-size-complex="10.5pt" style:font-weight-complex="normal"/>
    </style:style>
    <style:style style:name="P33" style:family="paragraph" style:parent-style-name="Standard" style:list-style-name="WW8Num1">
      <style:paragraph-properties fo:margin-top="0.116cm" fo:margin-bottom="0.101cm" loext:contextual-spacing="false" fo:line-height="100%" fo:orphans="0" fo:widows="0" style:text-autospace="none"/>
      <style:text-properties fo:color="#1a1a1a" style:font-name="Arial" fo:font-size="10.5pt" fo:font-weight="normal" officeooo:rsid="001b05be" officeooo:paragraph-rsid="001b05be" style:font-size-asian="10.5pt" style:font-weight-asian="normal" style:font-name-complex="Arial" style:font-size-complex="10.5pt" style:font-weight-complex="normal"/>
    </style:style>
    <style:style style:name="P34" style:family="paragraph" style:parent-style-name="Standard" style:list-style-name="WW8Num1">
      <loext:graphic-properties draw:fill="none"/>
      <style:paragraph-properties fo:margin-top="0.116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b05be" style:font-size-asian="10.5pt" style:font-weight-asian="normal" style:font-name-complex="Arial" style:font-size-complex="10.5pt" style:font-weight-complex="normal"/>
    </style:style>
    <style:style style:name="P35" style:family="paragraph" style:parent-style-name="Standard" style:list-style-name="WW8Num1">
      <loext:graphic-properties draw:fill="none"/>
      <style:paragraph-properties fo:margin-top="0.116cm" fo:margin-bottom="0.101cm" loext:contextual-spacing="false" fo:line-height="100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d25fa" style:font-size-asian="10.5pt" style:font-weight-asian="normal" style:font-name-complex="Arial" style:font-size-complex="10.5pt" style:font-weight-complex="normal"/>
    </style:style>
    <style:style style:name="P36" style:family="paragraph" style:parent-style-name="Standard" style:list-style-name="WW8Num1">
      <loext:graphic-properties draw:fill="none"/>
      <style:paragraph-properties fo:margin-top="0.116cm" fo:margin-bottom="0.101cm" loext:contextual-spacing="false" fo:line-height="100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e46ca" style:font-size-asian="10.5pt" style:font-weight-asian="normal" style:font-name-complex="Arial" style:font-size-complex="10.5pt" style:font-weight-complex="normal"/>
    </style:style>
    <style:style style:name="P37" style:family="paragraph" style:parent-style-name="Standard">
      <style:paragraph-properties fo:margin-left="2.136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-0.136cm"/>
          <style:tab-stop style:position="0.847cm"/>
        </style:tab-stops>
      </style:paragraph-properties>
      <style:text-properties officeooo:paragraph-rsid="0019abba"/>
    </style:style>
    <style:style style:name="P38" style:family="paragraph" style:parent-style-name="Standard" style:list-style-name="L2">
      <style:paragraph-properties fo:margin-left="0cm" fo:margin-right="0.27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39" style:family="paragraph" style:parent-style-name="Standard">
      <style:paragraph-properties fo:margin-left="2.771cm" fo:margin-right="0.429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2.752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40" style:family="paragraph" style:parent-style-name="Standard">
      <style:paragraph-properties fo:margin-left="2.771cm" fo:margin-right="0.76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2.752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41" style:family="paragraph" style:parent-style-name="Standard">
      <style:paragraph-properties fo:margin-left="2.771cm" fo:margin-right="1.584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2.752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42" style:family="paragraph" style:parent-style-name="Standard">
      <style:paragraph-properties fo:margin-left="0cm" fo:margin-right="0.552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43" style:family="paragraph" style:parent-style-name="Standard">
      <style:paragraph-properties fo:margin-left="0cm" fo:margin-right="0.552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44" style:family="paragraph" style:parent-style-name="Standard">
      <style:paragraph-properties fo:margin-top="0cm" fo:margin-bottom="0.15cm" loext:contextual-spacing="false"/>
      <style:text-properties style:font-name="Arial" fo:font-size="12pt" fo:font-weight="bold" officeooo:paragraph-rsid="0019abba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cm" fo:margin-bottom="0.15cm" loext:contextual-spacing="false" fo:line-height="0.265cm" fo:orphans="0" fo:widows="0" style:text-autospace="none"/>
      <style:text-properties style:font-name="Arial" fo:font-size="7.5pt" officeooo:paragraph-rsid="0019abba" style:font-size-asian="7.5pt" style:font-name-complex="Arial" style:font-size-complex="7.5pt"/>
    </style:style>
    <style:style style:name="P46" style:family="paragraph" style:parent-style-name="Standard">
      <style:paragraph-properties fo:margin-top="0cm" fo:margin-bottom="0.15cm" loext:contextual-spacing="false" fo:line-height="0.353cm" fo:orphans="0" fo:widows="0" style:text-autospace="none"/>
      <style:text-properties style:font-name="Arial" fo:font-size="10pt" officeooo:paragraph-rsid="0019abba" style:font-size-asian="10pt" style:font-name-complex="Arial" style:font-size-complex="10pt"/>
    </style:style>
    <style:style style:name="P47" style:family="paragraph" style:parent-style-name="Standard" style:list-style-name="WW8Num18">
      <style:paragraph-properties fo:margin-top="0cm" fo:margin-bottom="0.15cm" loext:contextual-spacing="false" fo:line-height="150%" fo:orphans="0" fo:widows="0" fo:hyphenation-ladder-count="no-limit" style:writing-mode="lr-tb">
        <style:tab-stops>
          <style:tab-stop style:position="1.552cm"/>
        </style:tab-stops>
      </style:paragraph-properties>
      <style:text-properties style:font-name="Arial" fo:font-size="12pt" officeooo:paragraph-rsid="0019abba" style:font-size-asian="12pt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.15cm" loext:contextual-spacing="false" fo:line-height="150%" style:writing-mode="lr-tb"/>
      <style:text-properties style:font-name="Arial" fo:font-size="12pt" officeooo:paragraph-rsid="0019abba" style:font-size-asian="12pt" style:font-size-complex="12pt"/>
    </style:style>
    <style:style style:name="P49" style:family="paragraph" style:parent-style-name="Standard" style:list-style-name="WW8Num4">
      <style:paragraph-properties fo:margin-left="1.27cm" fo:margin-right="0cm" fo:margin-top="0cm" fo:margin-bottom="0.15cm" loext:contextual-spacing="false" fo:line-height="150%" fo:orphans="0" fo:widows="0" fo:hyphenation-ladder-count="no-limit" fo:text-indent="-0.635cm" style:auto-text-indent="false" style:writing-mode="lr-tb">
        <style:tab-stops>
          <style:tab-stop style:position="3.81cm"/>
        </style:tab-stops>
      </style:paragraph-properties>
      <style:text-properties style:font-name="Arial" fo:font-size="12pt" officeooo:paragraph-rsid="0019abba" style:font-size-asian="12pt" style:font-size-complex="12pt" fo:hyphenate="false" fo:hyphenation-remain-char-count="2" fo:hyphenation-push-char-count="2"/>
    </style:style>
    <style:style style:name="P50" style:family="paragraph" style:parent-style-name="Standard" style:list-style-name="WW8Num18" style:master-page-name="">
      <loext:graphic-properties draw:fill="none"/>
      <style:paragraph-properties fo:margin-left="0.801cm" fo:margin-right="0cm" fo:margin-top="0cm" fo:margin-bottom="0.15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text-autospace="none" style:writing-mode="lr-tb">
        <style:tab-stops>
          <style:tab-stop style:position="1.552cm"/>
        </style:tab-stops>
      </style:paragraph-properties>
      <style:text-properties style:font-name="Arial" fo:font-size="12pt" officeooo:paragraph-rsid="0019abba" style:font-size-asian="12pt" style:font-size-complex="12pt" fo:hyphenate="fals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.3cm" fo:margin-right="8.4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writing-mode="lr-tb"/>
      <style:text-properties style:font-name="Arial" fo:font-size="12pt" officeooo:paragraph-rsid="0019abba" style:font-size-asian="12pt" style:font-size-complex="12pt"/>
    </style:style>
    <style:style style:name="P52" style:family="paragraph" style:parent-style-name="Standard">
      <style:paragraph-properties fo:margin-left="0.27cm" fo:margin-right="1.755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>
        <style:tab-stops>
          <style:tab-stop style:position="0.741cm"/>
        </style:tab-stops>
      </style:paragraph-properties>
      <style:text-properties style:font-name="Arial" fo:font-size="12pt" officeooo:paragraph-rsid="0019abba" style:font-size-asian="12pt" style:font-size-complex="12pt"/>
    </style:style>
    <style:style style:name="P53" style:family="paragraph" style:parent-style-name="Standard">
      <loext:graphic-properties draw:fill="none"/>
      <style:paragraph-properties fo:margin-left="1.9cm" fo:margin-right="0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1.085cm"/>
        </style:tab-stops>
      </style:paragraph-properties>
      <style:text-properties officeooo:paragraph-rsid="0019abba"/>
    </style:style>
    <style:style style:name="P54" style:family="paragraph" style:parent-style-name="Standard">
      <loext:graphic-properties draw:fill="none"/>
      <style:paragraph-properties fo:margin-left="1.9cm" fo:margin-right="0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1.085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55" style:family="paragraph" style:parent-style-name="Standard" style:master-page-name="">
      <loext:graphic-properties draw:fill="none"/>
      <style:paragraph-properties fo:margin-left="1.9cm" fo:margin-right="0cm" fo:margin-top="0cm" fo:margin-bottom="0.15cm" loext:contextual-spacing="false" fo:line-height="150%" fo:orphans="0" fo:widows="0" fo:text-indent="0cm" style:auto-text-indent="false" style:page-number="auto" fo:background-color="transparent" style:text-autospace="none" style:writing-mode="lr-tb">
        <style:tab-stops>
          <style:tab-stop style:position="1.085cm"/>
        </style:tab-stops>
      </style:paragraph-properties>
      <style:text-properties officeooo:paragraph-rsid="0019abba"/>
    </style:style>
    <style:style style:name="P56" style:family="paragraph" style:parent-style-name="Standard">
      <style:paragraph-properties fo:margin-left="1.099cm" fo:margin-right="0.208cm" fo:margin-top="0cm" fo:margin-bottom="0.15cm" loext:contextual-spacing="false" fo:line-height="150%" fo:orphans="0" fo:widows="0" fo:text-indent="0cm" style:auto-text-indent="false" style:text-autospace="none" style:writing-mode="lr-tb"/>
      <style:text-properties officeooo:paragraph-rsid="0019abba"/>
    </style:style>
    <style:style style:name="P57" style:family="paragraph" style:parent-style-name="Standard">
      <style:paragraph-properties fo:margin-left="0.27cm" fo:margin-right="0.393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/>
      <style:text-properties officeooo:paragraph-rsid="0019abba"/>
    </style:style>
    <style:style style:name="P58" style:family="paragraph" style:parent-style-name="Standard">
      <style:paragraph-properties fo:margin-left="0.27cm" fo:margin-right="0.393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59" style:family="paragraph" style:parent-style-name="Standard">
      <loext:graphic-properties draw:fill="none"/>
      <style:paragraph-properties fo:margin-left="2cm" fo:margin-right="0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0.979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60" style:family="paragraph" style:parent-style-name="Standard" style:master-page-name="">
      <loext:graphic-properties draw:fill="none"/>
      <style:paragraph-properties fo:margin-left="2cm" fo:margin-right="0cm" fo:margin-top="0cm" fo:margin-bottom="0.15cm" loext:contextual-spacing="false" fo:line-height="150%" fo:orphans="0" fo:widows="0" fo:text-indent="0cm" style:auto-text-indent="false" style:page-number="auto" fo:background-color="transparent" style:text-autospace="none" style:writing-mode="lr-tb">
        <style:tab-stops>
          <style:tab-stop style:position="0.979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61" style:family="paragraph" style:parent-style-name="Standard">
      <loext:graphic-properties draw:fill="none"/>
      <style:paragraph-properties fo:margin-left="0.3cm" fo:margin-right="0.199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1.517cm"/>
        </style:tab-stops>
      </style:paragraph-properties>
      <style:text-properties officeooo:paragraph-rsid="0019abba"/>
    </style:style>
    <style:style style:name="P62" style:family="paragraph" style:parent-style-name="Standard">
      <style:paragraph-properties fo:margin-left="1.494cm" fo:margin-right="0.189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1.517cm"/>
        </style:tab-stops>
      </style:paragraph-properties>
      <style:text-properties officeooo:paragraph-rsid="0019abba"/>
    </style:style>
    <style:style style:name="P63" style:family="paragraph" style:parent-style-name="Standard">
      <style:paragraph-properties fo:margin-left="0.859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9abba" style:font-size-asian="12pt" style:font-name-complex="Arial" style:font-size-complex="12pt"/>
    </style:style>
    <style:style style:name="P64" style:family="paragraph" style:parent-style-name="Standard">
      <style:paragraph-properties fo:margin-left="0cm" fo:margin-right="0.189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/>
      <style:text-properties officeooo:paragraph-rsid="0019abba"/>
    </style:style>
    <style:style style:name="P65" style:family="paragraph" style:parent-style-name="Standard">
      <style:paragraph-properties fo:margin-left="0cm" fo:margin-right="0.191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/>
      <style:text-properties officeooo:paragraph-rsid="0019abba"/>
    </style:style>
    <style:style style:name="P66" style:family="paragraph" style:parent-style-name="Standard" style:list-style-name="WW8Num1">
      <loext:graphic-properties draw:fill="none"/>
      <style:paragraph-properties fo:margin-top="0.109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b05be" style:font-size-asian="10.5pt" style:font-weight-asian="normal" style:font-size-complex="10.5pt" style:font-weight-complex="normal"/>
    </style:style>
    <style:style style:name="P67" style:family="paragraph" style:parent-style-name="Standard" style:list-style-name="WW8Num1">
      <loext:graphic-properties draw:fill="none"/>
      <style:paragraph-properties fo:margin-top="0.109cm" fo:margin-bottom="0.101cm" loext:contextual-spacing="false" fo:line-height="151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b05be" style:font-size-asian="10.5pt" style:font-weight-asian="normal" style:font-name-complex="Arial" style:font-size-complex="10.5pt" style:font-weight-complex="normal"/>
    </style:style>
    <style:style style:name="P68" style:family="paragraph" style:parent-style-name="Standard" style:list-style-name="WW8Num1">
      <loext:graphic-properties draw:fill="none"/>
      <style:paragraph-properties fo:margin-top="0.109cm" fo:margin-bottom="0.101cm" loext:contextual-spacing="false" fo:line-height="151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d25fa" style:font-size-asian="10.5pt" style:font-weight-asian="normal" style:font-name-complex="Arial" style:font-size-complex="10.5pt" style:font-weight-complex="normal"/>
    </style:style>
    <style:style style:name="P69" style:family="paragraph" style:parent-style-name="Standard" style:list-style-name="WW8Num1">
      <loext:graphic-properties draw:fill="none"/>
      <style:paragraph-properties fo:margin-top="0.109cm" fo:margin-bottom="0.101cm" loext:contextual-spacing="false" fo:line-height="151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e46ca" style:font-size-asian="10.5pt" style:font-weight-asian="normal" style:font-name-complex="Arial" style:font-size-complex="10.5pt" style:font-weight-complex="normal"/>
    </style:style>
    <style:style style:name="P70" style:family="paragraph" style:parent-style-name="Standard" style:list-style-name="WW8Num1">
      <loext:graphic-properties draw:fill="none"/>
      <style:paragraph-properties fo:margin-top="0.109cm" fo:margin-bottom="0.101cm" loext:contextual-spacing="false" fo:line-height="100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d25fa" style:font-size-asian="10.5pt" style:font-weight-asian="normal" style:font-name-complex="Arial" style:font-size-complex="10.5pt" style:font-weight-complex="normal"/>
    </style:style>
    <style:style style:name="P71" style:family="paragraph" style:parent-style-name="Standard" style:list-style-name="WW8Num1">
      <loext:graphic-properties draw:fill="none"/>
      <style:paragraph-properties fo:margin-top="0.109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e46ca" style:font-size-asian="10.5pt" style:font-weight-asian="normal" style:font-name-complex="Arial" style:font-size-complex="10.5pt" style:font-weight-complex="normal"/>
    </style:style>
    <style:style style:name="P72" style:family="paragraph" style:parent-style-name="Standard" style:list-style-name="WW8Num1">
      <loext:graphic-properties draw:fill="none"/>
      <style:paragraph-properties fo:margin-top="0.109cm" fo:margin-bottom="0.101cm" loext:contextual-spacing="false" fo:line-height="151%" fo:orphans="0" fo:widows="0" fo:background-color="transparent" style:text-autospace="none" style:writing-mode="lr-tb"/>
      <style:text-properties fo:color="#1a1a1a" style:font-name="Arial" fo:font-size="10.5pt" fo:font-weight="normal" officeooo:rsid="001d25fa" officeooo:paragraph-rsid="001d25fa" style:font-size-asian="10.5pt" style:font-weight-asian="normal" style:font-name-complex="Arial" style:font-size-complex="10.5pt" style:font-weight-complex="normal"/>
    </style:style>
    <style:style style:name="P73" style:family="paragraph" style:parent-style-name="Standard" style:list-style-name="WW8Num1">
      <loext:graphic-properties draw:fill="none"/>
      <style:paragraph-properties fo:margin-top="0.152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b05be" style:font-size-asian="10.5pt" style:font-weight-asian="normal" style:font-name-complex="Arial" style:font-size-complex="10.5pt" style:font-weight-complex="normal"/>
    </style:style>
    <style:style style:name="P74" style:family="paragraph" style:parent-style-name="Standard" style:list-style-name="WW8Num1">
      <loext:graphic-properties draw:fill="none"/>
      <style:paragraph-properties fo:margin-top="0.152cm" fo:margin-bottom="0.101cm" loext:contextual-spacing="false" fo:line-height="149%" fo:orphans="0" fo:widows="0" fo:background-color="transparent" style:text-autospace="none" style:writing-mode="lr-tb"/>
      <style:text-properties fo:color="#1a1a1a" style:font-name="Arial" fo:font-size="10.5pt" fo:font-weight="normal" officeooo:rsid="00152ff6" officeooo:paragraph-rsid="001e46ca" style:font-size-asian="10.5pt" style:font-weight-asian="normal" style:font-name-complex="Arial" style:font-size-complex="10.5pt" style:font-weight-complex="normal"/>
    </style:style>
    <style:style style:name="P75" style:family="paragraph" style:parent-style-name="Standard" style:list-style-name="WW8Num1">
      <style:paragraph-properties fo:margin-top="0.217cm" fo:margin-bottom="0.201cm" loext:contextual-spacing="false" fo:line-height="100%" fo:orphans="0" fo:widows="0" style:text-autospace="none"/>
      <style:text-properties fo:color="#1a1a1a" style:font-name="Arial" fo:font-size="10.5pt" fo:font-weight="normal" officeooo:rsid="001e46ca" officeooo:paragraph-rsid="001e46ca" style:font-size-asian="10.5pt" style:font-weight-asian="normal" style:font-name-complex="Arial" style:font-size-complex="10.5pt" style:font-weight-complex="normal"/>
    </style:style>
    <style:style style:name="P76" style:family="paragraph" style:parent-style-name="Contents_20_2">
      <style:paragraph-properties fo:margin-left="0cm" fo:margin-right="0cm" fo:margin-top="0cm" fo:margin-bottom="0.15cm" loext:contextual-spacing="false" fo:text-indent="0cm" style:auto-text-indent="false"/>
      <style:text-properties style:font-name="Arial" fo:font-size="12pt" fo:font-weight="bold" officeooo:paragraph-rsid="0019abba" style:font-size-asian="12pt" style:font-weight-asian="bold" style:font-name-complex="Arial" style:font-size-complex="12pt" style:font-weight-complex="bold"/>
    </style:style>
    <style:style style:name="P77" style:family="paragraph" style:parent-style-name="Contents_20_2">
      <style:paragraph-properties fo:margin-left="0cm" fo:margin-right="0cm" fo:margin-top="0cm" fo:margin-bottom="0.15cm" loext:contextual-spacing="false" fo:text-indent="0cm" style:auto-text-indent="false"/>
      <style:text-properties officeooo:paragraph-rsid="0019abba"/>
    </style:style>
    <style:style style:name="P78" style:family="paragraph" style:parent-style-name="Contents_20_1">
      <style:paragraph-properties fo:text-align="justify" style:justify-single-word="false"/>
      <style:text-properties style:font-name="Arial" fo:font-size="12pt" style:text-underline-style="none" fo:font-weight="bold" officeooo:paragraph-rsid="0019abba" style:font-size-asian="12pt" style:font-weight-asian="bold" style:font-name-complex="Arial" style:font-size-complex="12pt" style:font-weight-complex="bold"/>
    </style:style>
    <style:style style:name="P79" style:family="paragraph" style:parent-style-name="Contents_20_1">
      <style:paragraph-properties fo:margin-top="0cm" fo:margin-bottom="0.15cm" loext:contextual-spacing="false"/>
      <style:text-properties style:font-name="Arial" fo:font-size="12pt" fo:font-weight="bold" officeooo:paragraph-rsid="0019abba" style:font-size-asian="12pt" style:font-weight-asian="bold" style:font-name-complex="Arial" style:font-size-complex="12pt" style:font-weight-complex="bold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15cm" loext:contextual-spacing="false" fo:line-height="150%" fo:orphans="2" fo:widows="2" fo:text-indent="0cm" style:auto-text-indent="false" fo:background-color="transparent" style:writing-mode="lr-tb"/>
      <style:text-properties style:font-name="Arial" fo:font-size="12pt" officeooo:paragraph-rsid="0019abba" style:font-size-asian="12pt" style:font-name-complex="Arial" style:font-size-complex="12pt"/>
    </style:style>
    <style:style style:name="P81" style:family="paragraph" style:parent-style-name="Text_20_body">
      <style:paragraph-properties fo:margin-left="0cm" fo:margin-right="0cm" fo:margin-top="0cm" fo:margin-bottom="0.15cm" loext:contextual-spacing="false" fo:line-height="150%" fo:orphans="0" fo:widows="0" fo:text-indent="0cm" style:auto-text-indent="false" style:text-autospace="none" style:writing-mode="lr-tb"/>
      <style:text-properties style:font-name="Arial" fo:font-size="12pt" officeooo:paragraph-rsid="0019abba" style:font-size-asian="12pt" style:font-name-complex="Arial" style:font-size-complex="12pt"/>
    </style:style>
    <style:style style:name="P82" style:family="paragraph" style:parent-style-name="Text_20_body">
      <style:paragraph-properties fo:margin-left="0cm" fo:margin-right="0cm" fo:margin-top="0cm" fo:margin-bottom="0.15cm" loext:contextual-spacing="false" fo:line-height="150%" fo:orphans="0" fo:widows="0" fo:text-indent="0cm" style:auto-text-indent="false" style:text-autospace="none" style:writing-mode="lr-tb"/>
      <style:text-properties officeooo:paragraph-rsid="0019abba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snap-to-layout-grid="false" style:writing-mode="lr-tb"/>
      <style:text-properties officeooo:paragraph-rsid="0019abba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snap-to-layout-grid="false" style:writing-mode="lr-tb"/>
      <style:text-properties style:use-window-font-color="true" style:font-name="Arial" fo:font-size="12pt" fo:language="es" fo:country="ES" officeooo:paragraph-rsid="0019abba" style:font-name-asian="Arial" style:font-size-asian="12pt" style:language-asian="zxx" style:country-asian="none" style:font-name-complex="Arial" style:font-size-complex="12pt" style:language-complex="ar" style:country-complex="SA"/>
    </style:style>
    <style:style style:name="P85" style:family="paragraph" style:parent-style-name="Text_20_body">
      <loext:graphic-properties draw:fill="none"/>
      <style:paragraph-properties fo:margin-left="0.3cm" fo:margin-right="0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snap-to-layout-grid="false" style:writing-mode="lr-tb"/>
      <style:text-properties style:font-name="Arial" fo:font-size="12pt" officeooo:paragraph-rsid="0019abba" style:font-size-asian="12pt" style:font-size-complex="12pt"/>
    </style:style>
    <style:style style:name="P86" style:family="paragraph" style:parent-style-name="Text_20_body" style:list-style-name="WW8Num20">
      <style:paragraph-properties fo:margin-left="2.501cm" fo:margin-right="0cm" fo:margin-top="0cm" fo:margin-bottom="0.15cm" loext:contextual-spacing="false" fo:line-height="150%" fo:text-indent="-0.635cm" style:auto-text-indent="false" style:writing-mode="lr-tb"/>
      <style:text-properties style:font-name="Arial" fo:font-size="12pt" officeooo:paragraph-rsid="0019abba" style:font-size-asian="12pt" style:font-name-complex="Arial" style:font-size-complex="12pt"/>
    </style:style>
    <style:style style:name="P87" style:family="paragraph" style:parent-style-name="Text_20_body" style:list-style-name="WW8Num20">
      <style:paragraph-properties fo:margin-left="2.501cm" fo:margin-right="0cm" fo:margin-top="0cm" fo:margin-bottom="0.15cm" loext:contextual-spacing="false" fo:line-height="150%" fo:text-align="justify" style:justify-single-word="false" fo:orphans="0" fo:widows="0" fo:text-indent="-0.635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fo:font-weight="normal" officeooo:paragraph-rsid="0019abba" style:font-size-asian="12pt" style:font-weight-asian="normal" style:font-name-complex="Arial" style:font-size-complex="12pt" style:font-weight-complex="normal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font-weight="bold" officeooo:rsid="001a1fb6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officeooo:rsid="001a1fb6" style:font-size-asian="10pt" style:font-name-complex="Arial" style:font-size-complex="10pt"/>
    </style:style>
    <style:style style:name="T5" style:family="text">
      <style:text-properties style:font-name="Arial" fo:font-size="9.5pt" fo:letter-spacing="0.004cm" fo:font-weight="normal" officeooo:rsid="001a1fb6" style:font-size-asian="9.5pt" style:font-weight-asian="normal" style:font-name-complex="Arial" style:font-size-complex="9.5pt" style:font-weight-complex="normal"/>
    </style:style>
    <style:style style:name="T6" style:family="text">
      <style:text-properties style:font-name="Arial" fo:font-size="9.5pt" fo:letter-spacing="0.004cm" fo:font-weight="normal" officeooo:rsid="001a1fb6" style:font-size-asian="9.5pt" style:font-weight-asian="normal" style:font-name-complex="Arial" style:font-size-complex="9.5pt" style:font-weight-complex="normal" style:text-scale="103%"/>
    </style:style>
    <style:style style:name="T7" style:family="text">
      <style:text-properties style:font-name="Arial" fo:font-size="9.5pt" fo:font-weight="normal" officeooo:rsid="001a1fb6" style:font-size-asian="9.5pt" style:font-weight-asian="normal" style:font-name-complex="Arial" style:font-size-complex="9.5pt" style:font-weight-complex="normal"/>
    </style:style>
    <style:style style:name="T8" style:family="text">
      <style:text-properties style:font-name="Arial" fo:font-size="9.5pt" fo:letter-spacing="0.03cm" fo:font-weight="normal" officeooo:rsid="001a1fb6" style:font-size-asian="9.5pt" style:font-weight-asian="normal" style:font-name-complex="Arial" style:font-size-complex="9.5pt" style:font-weight-complex="normal"/>
    </style:style>
    <style:style style:name="T9" style:family="text">
      <style:text-properties style:font-name="Arial" fo:font-size="9.5pt" fo:letter-spacing="0.002cm" fo:font-weight="normal" officeooo:rsid="001a1fb6" style:font-size-asian="9.5pt" style:font-weight-asian="normal" style:font-name-complex="Arial" style:font-size-complex="9.5pt" style:font-weight-complex="normal"/>
    </style:style>
    <style:style style:name="T10" style:family="text">
      <style:text-properties style:font-name="Arial" fo:font-size="9.5pt" fo:letter-spacing="0.019cm" fo:font-weight="normal" officeooo:rsid="001a1fb6" style:font-size-asian="9.5pt" style:font-weight-asian="normal" style:font-name-complex="Arial" style:font-size-complex="9.5pt" style:font-weight-complex="normal"/>
    </style:style>
    <style:style style:name="T11" style:family="text">
      <style:text-properties style:font-name="Arial" fo:font-size="9.5pt" fo:letter-spacing="0.021cm" fo:font-weight="normal" officeooo:rsid="001a1fb6" style:font-size-asian="9.5pt" style:font-weight-asian="normal" style:font-name-complex="Arial" style:font-size-complex="9.5pt" style:font-weight-complex="normal"/>
    </style:style>
    <style:style style:name="T12" style:family="text">
      <style:text-properties style:font-name="Arial" fo:font-size="9.5pt" fo:letter-spacing="0.011cm" fo:font-weight="normal" officeooo:rsid="001a1fb6" style:font-size-asian="9.5pt" style:font-weight-asian="normal" style:font-name-complex="Arial" style:font-size-complex="9.5pt" style:font-weight-complex="normal"/>
    </style:style>
    <style:style style:name="T13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Arial" fo:font-size="12pt" fo:letter-spacing="-0.019cm" style:font-size-asian="12pt" style:font-name-complex="Arial" style:font-size-complex="12pt"/>
    </style:style>
    <style:style style:name="T15" style:family="text">
      <style:text-properties style:font-name="Arial" fo:font-size="12pt" style:font-size-asian="12pt" style:font-name-complex="Arial" style:font-size-complex="12pt"/>
    </style:style>
    <style:style style:name="T16" style:family="text">
      <style:text-properties style:font-name="Arial" fo:font-size="12pt" style:font-name-asian="Arial" style:font-size-asian="12pt" style:font-name-complex="Arial" style:font-size-complex="12pt"/>
    </style:style>
    <style:style style:name="T17" style:family="text">
      <style:text-properties style:font-name="Arial" fo:font-size="12pt" fo:letter-spacing="0.048cm" style:font-size-asian="12pt" style:font-name-complex="Arial" style:font-size-complex="12pt"/>
    </style:style>
    <style:style style:name="T18" style:family="text">
      <style:text-properties style:font-name="Arial" fo:font-size="12pt" fo:letter-spacing="0.048cm" style:text-underline-style="none" style:font-size-asian="12pt" style:font-name-complex="Arial" style:font-size-complex="12pt"/>
    </style:style>
    <style:style style:name="T19" style:family="text">
      <style:text-properties style:font-name="Arial" fo:font-size="12pt" fo:letter-spacing="0.046cm" style:font-size-asian="12pt" style:font-name-complex="Arial" style:font-size-complex="12pt"/>
    </style:style>
    <style:style style:name="T20" style:family="text">
      <style:text-properties style:font-name="Arial" fo:font-size="12pt" fo:letter-spacing="0.046cm" style:text-underline-style="none" style:font-size-asian="12pt" style:font-name-complex="Arial" style:font-size-complex="12pt"/>
    </style:style>
    <style:style style:name="T21" style:family="text">
      <style:text-properties style:font-name="Arial" fo:font-size="12pt" fo:letter-spacing="0.071cm" style:font-size-asian="12pt" style:font-name-complex="Arial" style:font-size-complex="12pt"/>
    </style:style>
    <style:style style:name="T22" style:family="text">
      <style:text-properties style:font-name="Arial" fo:font-size="12pt" fo:letter-spacing="0.071cm" style:text-underline-style="none" style:font-size-asian="12pt" style:font-name-complex="Arial" style:font-size-complex="12pt"/>
    </style:style>
    <style:style style:name="T23" style:family="text">
      <style:text-properties style:font-name="Arial" fo:font-size="12pt" fo:letter-spacing="0.069cm" style:text-underline-style="none" style:font-size-asian="12pt" style:font-name-complex="Arial" style:font-size-complex="12pt"/>
    </style:style>
    <style:style style:name="T24" style:family="text">
      <style:text-properties style:font-name="Arial" fo:font-size="12pt" fo:letter-spacing="-0.026cm" style:font-size-asian="12pt" style:font-name-complex="Arial" style:font-size-complex="12pt"/>
    </style:style>
    <style:style style:name="T25" style:family="text">
      <style:text-properties style:font-name="Arial" fo:font-size="12pt" fo:letter-spacing="0.026cm" style:font-size-asian="12pt" style:font-name-complex="Arial" style:font-size-complex="12pt"/>
    </style:style>
    <style:style style:name="T26" style:family="text">
      <style:text-properties style:font-name="Arial" fo:font-size="12pt" fo:letter-spacing="0.026cm" style:text-underline-style="none" style:font-size-asian="12pt" style:font-name-complex="Arial" style:font-size-complex="12pt"/>
    </style:style>
    <style:style style:name="T27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28" style:family="text">
      <style:text-properties style:font-name="Arial" fo:font-size="12pt" fo:letter-spacing="-0.005cm" style:font-size-asian="12pt" style:font-name-complex="Arial" style:font-size-complex="12pt"/>
    </style:style>
    <style:style style:name="T29" style:family="text">
      <style:text-properties style:font-name="Arial" fo:font-size="12pt" fo:letter-spacing="0.014cm" style:font-size-asian="12pt" style:font-name-complex="Arial" style:font-size-complex="12pt"/>
    </style:style>
    <style:style style:name="T30" style:family="text">
      <style:text-properties style:font-name="Arial" fo:font-size="12pt" fo:letter-spacing="0.056cm" style:font-size-asian="12pt" style:font-name-complex="Arial" style:font-size-complex="12pt"/>
    </style:style>
    <style:style style:name="T31" style:family="text">
      <style:text-properties style:font-name="Arial" fo:font-size="12pt" fo:letter-spacing="0.055cm" fo:font-weight="bold" style:font-size-asian="12pt" style:font-weight-asian="bold" style:font-name-complex="Arial" style:font-size-complex="12pt" style:font-weight-complex="bold"/>
    </style:style>
    <style:style style:name="T32" style:family="text">
      <style:text-properties style:font-name="Arial" fo:font-size="12pt" fo:letter-spacing="0.055cm" style:font-size-asian="12pt" style:font-name-complex="Arial" style:font-size-complex="12pt"/>
    </style:style>
    <style:style style:name="T33" style:family="text">
      <style:text-properties style:font-name="Arial" fo:font-size="12pt" fo:letter-spacing="0.053cm" style:font-size-asian="12pt" style:font-name-complex="Arial" style:font-size-complex="12pt"/>
    </style:style>
    <style:style style:name="T34" style:family="text">
      <style:text-properties style:font-name="Arial" fo:font-size="12pt" fo:letter-spacing="0.035cm" style:font-size-asian="12pt" style:font-name-complex="Arial" style:font-size-complex="12pt"/>
    </style:style>
    <style:style style:name="T35" style:family="text">
      <style:text-properties style:font-name="Arial" fo:font-size="12pt" fo:letter-spacing="-0.011cm" style:font-size-asian="12pt" style:font-name-complex="Arial" style:font-size-complex="12pt"/>
    </style:style>
    <style:style style:name="T36" style:family="text">
      <style:text-properties style:font-name="Arial" fo:font-size="12pt" fo:letter-spacing="0.009cm" style:font-size-asian="12pt" style:font-name-complex="Arial" style:font-size-complex="12pt"/>
    </style:style>
    <style:style style:name="T37" style:family="text">
      <style:text-properties style:font-name="Arial" fo:font-size="12pt" fo:letter-spacing="0.016cm" style:font-size-asian="12pt" style:font-name-complex="Arial" style:font-size-complex="12pt"/>
    </style:style>
    <style:style style:name="T38" style:family="text">
      <style:text-properties style:font-name="Arial" fo:font-size="12pt" fo:letter-spacing="0.016cm" fo:font-weight="bold" style:font-size-asian="12pt" style:font-weight-asian="bold" style:font-name-complex="Arial" style:font-size-complex="12pt" style:font-weight-complex="bold"/>
    </style:style>
    <style:style style:name="T39" style:family="text">
      <style:text-properties style:font-name="Arial" fo:font-size="12pt" fo:letter-spacing="-0.016cm" style:font-size-asian="12pt" style:font-name-complex="Arial" style:font-size-complex="12pt"/>
    </style:style>
    <style:style style:name="T40" style:family="text">
      <style:text-properties style:font-name="Arial" fo:font-size="12pt" fo:letter-spacing="0.081cm" style:font-size-asian="12pt" style:font-name-complex="Arial" style:font-size-complex="12pt"/>
    </style:style>
    <style:style style:name="T41" style:family="text">
      <style:text-properties style:font-name="Arial" fo:font-size="12pt" fo:letter-spacing="0.012cm" style:font-size-asian="12pt" style:font-name-complex="Arial" style:font-size-complex="12pt"/>
    </style:style>
    <style:style style:name="T42" style:family="text">
      <style:text-properties style:font-name="Arial" fo:font-size="12pt" fo:letter-spacing="0.032cm" style:font-size-asian="12pt" style:font-name-complex="Arial" style:font-size-complex="12pt"/>
    </style:style>
    <style:style style:name="T43" style:family="text">
      <style:text-properties style:font-name="Arial" fo:font-size="12pt" fo:letter-spacing="0.03cm" style:font-size-asian="12pt" style:font-name-complex="Arial" style:font-size-complex="12pt"/>
    </style:style>
    <style:style style:name="T44" style:family="text">
      <style:text-properties style:font-name="Arial" fo:font-size="12pt" fo:letter-spacing="0.034cm" style:font-size-asian="12pt" style:font-name-complex="Arial" style:font-size-complex="12pt"/>
    </style:style>
    <style:style style:name="T45" style:family="text">
      <style:text-properties style:font-name="Arial" fo:font-size="12pt" fo:letter-spacing="0.085cm" style:font-size-asian="12pt" style:font-name-complex="Arial" style:font-size-complex="12pt"/>
    </style:style>
    <style:style style:name="T46" style:family="text">
      <style:text-properties style:font-name="Arial" fo:font-size="12pt" fo:letter-spacing="0.028cm" style:font-size-asian="12pt" style:font-name-complex="Arial" style:font-size-complex="12pt"/>
    </style:style>
    <style:style style:name="T47" style:family="text">
      <style:text-properties style:font-name="Arial" fo:font-size="12pt" fo:letter-spacing="0.039cm" style:font-size-asian="12pt" style:font-name-complex="Arial" style:font-size-complex="12pt"/>
    </style:style>
    <style:style style:name="T48" style:family="text">
      <style:text-properties style:font-name="Arial" fo:font-size="12pt" fo:letter-spacing="0.021cm" style:font-size-asian="12pt" style:font-name-complex="Arial" style:font-size-complex="12pt"/>
    </style:style>
    <style:style style:name="T49" style:family="text">
      <style:text-properties style:font-name="Arial" fo:font-size="12pt" fo:letter-spacing="0.041cm" style:font-size-asian="12pt" style:font-name-complex="Arial" style:font-size-complex="12pt"/>
    </style:style>
    <style:style style:name="T50" style:family="text">
      <style:text-properties style:font-name="Arial" fo:font-size="12pt" fo:letter-spacing="0.111cm" style:font-size-asian="12pt" style:font-name-complex="Arial" style:font-size-complex="12pt"/>
    </style:style>
    <style:style style:name="T51" style:family="text">
      <style:text-properties style:font-name="Arial" fo:font-size="12pt" fo:letter-spacing="0.004cm" style:font-size-asian="12pt" style:font-name-complex="Arial" style:font-size-complex="12pt"/>
    </style:style>
    <style:style style:name="T52" style:family="text">
      <style:text-properties style:font-name="Arial" fo:font-size="12pt" fo:letter-spacing="0.042cm" style:font-size-asian="12pt" style:font-name-complex="Arial" style:font-size-complex="12pt"/>
    </style:style>
    <style:style style:name="T53" style:family="text">
      <style:text-properties style:font-name="Arial" fo:font-size="12pt" fo:letter-spacing="0.002cm" style:font-size-asian="12pt" style:font-name-complex="Arial" style:font-size-complex="12pt"/>
    </style:style>
    <style:style style:name="T54" style:family="text">
      <style:text-properties style:font-name="Arial" fo:font-size="12pt" fo:letter-spacing="0.095cm" style:font-size-asian="12pt" style:font-name-complex="Arial" style:font-size-complex="12pt"/>
    </style:style>
    <style:style style:name="T55" style:family="text">
      <style:text-properties style:font-name="Arial" fo:font-size="12pt" fo:letter-spacing="0.018cm" style:font-size-asian="12pt" style:font-name-complex="Arial" style:font-size-complex="12pt"/>
    </style:style>
    <style:style style:name="T56" style:family="text">
      <style:text-properties style:font-name="Arial" fo:font-size="12pt" fo:letter-spacing="-0.042cm" style:font-size-asian="12pt" style:font-name-complex="Arial" style:font-size-complex="12pt"/>
    </style:style>
    <style:style style:name="T57" style:family="text">
      <style:text-properties style:font-name="Arial" fo:font-size="12pt" fo:letter-spacing="0.092cm" style:font-size-asian="12pt" style:font-name-complex="Arial" style:font-size-complex="12pt"/>
    </style:style>
    <style:style style:name="T58" style:family="text">
      <style:text-properties style:font-name="Arial" fo:font-size="12pt" style:text-underline-style="none" style:font-size-asian="12pt" style:font-name-complex="Arial" style:font-size-complex="12pt"/>
    </style:style>
    <style:style style:name="T59" style:family="text">
      <style:text-properties style:font-name="Arial" fo:font-size="12pt" fo:letter-spacing="0.113cm" style:font-size-asian="12pt" style:font-name-complex="Arial" style:font-size-complex="12pt"/>
    </style:style>
    <style:style style:name="T60" style:family="text">
      <style:text-properties style:font-name-asian="Arial"/>
    </style:style>
    <style:style style:name="T61" style:family="text">
      <style:text-properties style:use-window-font-color="true" style:font-name="Arial" fo:font-size="12pt" fo:language="es" fo:country="ES" style:font-name-asian="Arial" style:font-size-asian="12pt" style:language-asian="zxx" style:country-asian="none" style:font-name-complex="Arial" style:font-size-complex="12pt" style:language-complex="ar" style:country-complex="SA"/>
    </style:style>
    <style:style style:name="T62" style:family="text">
      <style:text-properties style:use-window-font-color="true" style:font-name="Arial" fo:font-size="12pt" fo:language="es" fo:country="ES" fo:font-weight="bold" style:font-name-asian="Arial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T63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64" style:family="text">
      <style:text-properties style:use-window-font-color="true" fo:language="es" fo:country="ES" style:font-name-asian="Times New Roman" style:language-asian="zxx" style:country-asian="none" style:font-name-complex="Arial" style:language-complex="ar" style:country-complex="SA"/>
    </style:style>
    <style:style style:name="T65" style:family="text">
      <style:text-properties style:use-window-font-color="true" fo:language="es" fo:country="ES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6" style:family="text">
      <style:text-properties fo:language="es" fo:country="ES" style:font-name-complex="Arial"/>
    </style:style>
    <style:style style:name="T67" style:family="text">
      <style:text-properties fo:language="es" fo:country="ES" fo:font-weight="bold" style:font-weight-asian="bold" style:font-name-complex="Arial" style:font-weight-complex="bold"/>
    </style:style>
    <style:style style:name="T68" style:family="text">
      <style:text-properties style:font-name-complex="Arial"/>
    </style:style>
    <style:style style:name="T69" style:family="text">
      <style:text-properties officeooo:rsid="00171edb" style:font-name-complex="Arial"/>
    </style:style>
    <style:style style:name="T70" style:family="text">
      <style:text-properties officeooo:rsid="0019abba" style:font-name-complex="Arial"/>
    </style:style>
    <style:style style:name="T71" style:family="text">
      <style:text-properties fo:letter-spacing="-0.019cm"/>
    </style:style>
    <style:style style:name="T72" style:family="text">
      <style:text-properties fo:letter-spacing="-0.019cm" style:font-name-complex="Arial"/>
    </style:style>
    <style:style style:name="T73" style:family="text">
      <style:text-properties fo:font-weight="bold" style:font-weight-asian="bold" style:font-name-complex="Arial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style:font-name-complex="Courier New"/>
    </style:style>
    <style:style style:name="T76" style:family="text">
      <style:text-properties style:font-name="Courier New" fo:font-size="12pt" style:font-size-asian="12pt" style:font-name-complex="Courier New" style:font-size-complex="12pt"/>
    </style:style>
    <style:style style:name="T77" style:family="text">
      <style:text-properties style:font-name="Courier New" fo:font-size="12pt" fo:letter-spacing="0.085cm" style:font-size-asian="12pt" style:font-name-complex="Courier New" style:font-size-complex="12pt"/>
    </style:style>
    <style:style style:name="T78" style:family="text">
      <style:text-properties style:font-name="Courier New" style:font-name-complex="Courier New"/>
    </style:style>
    <style:style style:name="T79" style:family="text">
      <style:text-properties style:font-name="Courier New" fo:letter-spacing="0.085cm" style:font-name-complex="Courier New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color="#000000" style:font-name="Times New Roman" fo:font-size="12pt" style:font-size-asian="12pt" style:font-name-complex="Times New Roman" style:font-size-complex="12pt"/>
    </style:style>
    <style:style style:name="T82" style:family="text">
      <style:text-properties fo:color="#000000" style:font-name="Times New Roman" fo:font-size="12pt" officeooo:rsid="001b05be" style:font-size-asian="12pt" style:font-name-complex="Times New Roman" style:font-size-complex="12pt"/>
    </style:style>
    <style:style style:name="T83" style:family="text">
      <style:text-properties fo:color="#000000" style:font-name="Times New Roman" fo:font-size="12pt" officeooo:rsid="00152ff6" style:font-size-asian="12pt" style:font-name-complex="Times New Roman" style:font-size-complex="12pt"/>
    </style:style>
    <style:style style:name="T84" style:family="text">
      <style:text-properties fo:color="#000000" style:font-name="Times New Roman" fo:font-size="12pt" officeooo:rsid="001d25fa" style:font-size-asian="12pt" style:font-name-complex="Times New Roman" style:font-size-complex="12pt"/>
    </style:style>
    <style:style style:name="T85" style:family="text">
      <style:text-properties fo:color="#000000" style:font-name="Times New Roman" fo:font-size="12pt" officeooo:rsid="001e46ca" style:font-size-asian="12pt" style:font-name-complex="Times New Roman" style:font-size-complex="12pt"/>
    </style:style>
    <style:style style:name="T86" style:family="text">
      <style:text-properties fo:color="#000000" style:font-name="Times New Roman" fo:font-size="12pt" fo:letter-spacing="-0.018cm" style:font-size-asian="12pt" style:font-name-complex="Times New Roman" style:font-size-complex="12pt"/>
    </style:style>
    <style:style style:name="T87" style:family="text">
      <style:text-properties fo:color="#000000" style:font-name="Times New Roman" fo:font-size="12pt" fo:letter-spacing="-0.018cm" officeooo:rsid="001d25fa" style:font-size-asian="12pt" style:font-name-complex="Times New Roman" style:font-size-complex="12pt"/>
    </style:style>
    <style:style style:name="T88" style:family="text">
      <style:text-properties fo:color="#000000" style:font-name="Times New Roman" fo:font-size="12pt" fo:letter-spacing="-0.018cm" officeooo:rsid="001e46ca" style:font-size-asian="12pt" style:font-name-complex="Times New Roman" style:font-size-complex="12pt"/>
    </style:style>
    <style:style style:name="T89" style:family="text">
      <style:text-properties fo:color="#000000" style:font-name="Times New Roman" fo:font-size="12pt" fo:font-weight="normal" officeooo:rsid="00152ff6" style:font-size-asian="12pt" style:font-weight-asian="normal" style:font-name-complex="Times New Roman" style:font-size-complex="12pt" style:font-weight-complex="normal"/>
    </style:style>
    <style:style style:name="T90" style:family="text">
      <style:text-properties fo:color="#000000" fo:font-size="12pt" style:text-underline-style="none" style:font-size-asian="12pt" style:font-name-complex="Arial" style:font-size-complex="12pt"/>
    </style:style>
    <style:style style:name="T91" style:family="text">
      <style:text-properties fo:color="#000000" fo:font-size="12pt" style:text-underline-style="none" officeooo:rsid="001b05be" style:font-size-asian="12pt" style:font-name-complex="Arial" style:font-size-complex="12pt"/>
    </style:style>
    <style:style style:name="T92" style:family="text">
      <style:text-properties style:text-position="-4% 100%"/>
    </style:style>
    <style:style style:name="T93" style:family="text">
      <style:text-properties style:text-position="-4% 100%" style:font-name="Times New Roman" style:text-underline-style="solid" style:text-underline-width="auto" style:text-underline-color="font-color" style:font-name-complex="Times New Roman"/>
    </style:style>
    <style:style style:name="T94" style:family="text">
      <style:text-properties fo:font-size="12pt" style:font-size-asian="12pt" style:font-name-complex="Arial" style:font-size-complex="12pt"/>
    </style:style>
    <style:style style:name="T95" style:family="text">
      <style:text-properties fo:font-size="12pt" officeooo:rsid="001b05be" style:font-size-asian="12pt" style:font-name-complex="Arial" style:font-size-complex="12pt"/>
    </style:style>
    <style:style style:name="T96" style:family="text">
      <style:text-properties fo:font-size="12pt" fo:letter-spacing="-0.019cm" style:font-size-asian="12pt" style:font-name-complex="Arial" style:font-size-complex="12pt"/>
    </style:style>
    <style:style style:name="T97" style:family="text">
      <style:text-properties style:text-position="4% 100%"/>
    </style:style>
    <style:style style:name="T98" style:family="text">
      <style:text-properties style:text-position="4% 100%" fo:letter-spacing="-0.019cm"/>
    </style:style>
    <style:style style:name="T99" style:family="text">
      <style:text-properties style:text-position="4% 100%" officeooo:rsid="001d25fa"/>
    </style:style>
    <style:style style:name="T100" style:family="text">
      <style:text-properties style:text-position="4% 100%" officeooo:rsid="001e46ca"/>
    </style:style>
    <style:style style:name="T101" style:family="text">
      <style:text-properties officeooo:rsid="001c26f2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5cm" fo:text-indent="-0.635cm" fo:margin-left="1.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85cm" fo:text-indent="-0.635cm" fo:margin-left="2.1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498703287710067569" text:style-name="WW8Num1">
              <text:list-item>
                <text:p text:style-name="P17"><text:span text:style-name="T68">CRITERIOS DE <text:s/>EVALUACIÓN </text:span><text:span text:style-name="T69">DE APLICACIONES </text:span><text:span text:style-name="T70">WEB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6378334068" text:continue-numbering="true" text:style-name="WW8Num1">
              <text:list-item>
                <text:p text:style-name="P7"><text:span text:style-name="T94">UNIDAD</text:span><text:span text:style-name="T96"> </text:span><text:span text:style-name="T94">DE TRABAJO Nº 1: </text:span><text:span text:style-name="T90">Introducción a los lenguajes de Marcas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521170917" text:continue-numbering="true" text:style-name="WW8Num1">
              <text:list-item>
                <text:p text:style-name="P18"><text:span text:style-name="T82">1. </text:span><text:span text:style-name="T81">Se han reconocido los principales elementos del funcionamiento de un servicio web.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7466441391" text:continue-numbering="true" text:style-name="WW8Num1">
              <text:list-item>
                <text:p text:style-name="P20"><text:span text:style-name="T82">2. </text:span><text:span text:style-name="T81">Se conocen los principios de los lenguajes de marca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960887490" text:continue-numbering="true" text:style-name="WW8Num1">
              <text:list-item>
                <text:p text:style-name="P66"><text:span text:style-name="T82">3. </text:span><text:span text:style-name="T81">Se conocen el lenguaje xhtml sus diferencias con HTML y características básicas. 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6563917821" text:continue-numbering="true" text:style-name="WW8Num1">
              <text:list-item>
                <text:p text:style-name="P66"><text:span text:style-name="T82">4. </text:span><text:span text:style-name="T81">Se conoce la relación entre las páginas web y las bases de datos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6395762175" text:continue-numbering="true" text:style-name="WW8Num1">
              <text:list-item>
                <text:p text:style-name="P7"><text:span text:style-name="T94">UNIDAD</text:span><text:span text:style-name="T96"> </text:span><text:span text:style-name="T94">DE TRABAJO Nº </text:span><text:span text:style-name="T95">2</text:span><text:span text:style-name="T94">: </text:span><text:span text:style-name="T90">Introducción a las Hojas de Estilos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240634017" text:continue-numbering="true" text:style-name="WW8Num1">
              <text:list-item>
                <text:p text:style-name="P21"><text:span text:style-name="T82">1. </text:span><text:span text:style-name="T81">Se han reconocido los principales elementos del funcionamiento de un servicio web.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6938123169" text:continue-numbering="true" text:style-name="WW8Num1">
              <text:list-item>
                <text:p text:style-name="P21"><text:span text:style-name="T82">2. </text:span><text:span text:style-name="T81">Se conocen los principios de las hojas de estil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440405581" text:continue-numbering="true" text:style-name="WW8Num1">
              <text:list-item>
                <text:p text:style-name="P8"><text:span text:style-name="T94">UNIDAD</text:span><text:span text:style-name="T96"> </text:span><text:span text:style-name="T94">DE TRABAJO Nº </text:span><text:span text:style-name="T95">3</text:span><text:span text:style-name="T94">: </text:span><text:span text:style-name="T90">Introducción a los lenguajes de Script de Client</text:span><text:span text:style-name="T91">e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7849462570" text:continue-numbering="true" text:style-name="WW8Num1">
              <text:list-item>
                <text:p text:style-name="P27"><text:span text:style-name="T82">1. </text:span><text:span text:style-name="T81">Se han reconocido los principales elementos del funcionamiento de un servicio web.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8025075297" text:continue-numbering="true" text:style-name="WW8Num1">
              <text:list-item>
                <text:p text:style-name="P28"><text:span text:style-name="T82">2. </text:span><text:span text:style-name="T83">Se conocen los principios de los lenguajes de marcas, lenguajes de scripts y hojas de estilo.</text:span></text:p>
              </text:list-item>
            </text:list>
          </table:table-cell>
        </table:table-row>
        <table:table-row table:style-name="Tabla1.13">
          <table:table-cell table:style-name="Tabla1.A13" office:value-type="string">
            <text:list xml:id="list2427191922400" text:continue-numbering="true" text:style-name="WW8Num1">
              <text:list-item>
                <text:p text:style-name="P73"><text:span text:style-name="T82">3. </text:span><text:span text:style-name="T81">Se conocen el lenguaje xhtml sus diferencias con HTML y características básicas.</text:span></text:p>
              </text:list-item>
            </text:list>
          </table:table-cell>
        </table:table-row>
        <table:table-row table:style-name="Tabla1.13">
          <table:table-cell table:style-name="Tabla1.A14" office:value-type="string">
            <text:list xml:id="list2427624671214" text:continue-numbering="true" text:style-name="WW8Num1">
              <text:list-item>
                <text:p text:style-name="P73"><text:span text:style-name="T82">4. </text:span><text:span text:style-name="T81">Se conoce la relación entre las páginas web y las bases de datos.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426952633823" text:continue-numbering="true" text:style-name="WW8Num1">
              <text:list-item>
                <text:p text:style-name="P8"><text:span text:style-name="T94">UNIDAD</text:span><text:span text:style-name="T96"> </text:span><text:span text:style-name="T94">DE TRABAJO Nº </text:span><text:span text:style-name="T95">4</text:span><text:span text:style-name="T94">: </text:span><text:span text:style-name="T90">Montaje de Servidores Web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245672488" text:continue-numbering="true" text:style-name="WW8Num1">
              <text:list-item>
                <text:p text:style-name="P18"><text:span text:style-name="T82">1. </text:span><text:span text:style-name="T81">Se han reconocido los principales elementos del funcionamiento de un servicio web. 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306019574" text:continue-numbering="true" text:style-name="WW8Num1">
              <text:list-item>
                <text:p text:style-name="P33"><text:span text:style-name="T81">2. Se conocen los principios de los lenguajes de marcas, lenguajes de scripts y hojas de estilo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432750569" text:continue-numbering="true" text:style-name="WW8Num1">
              <text:list-item>
                <text:p text:style-name="P67"><text:span text:style-name="T82">3. </text:span><text:span text:style-name="T81">Se conocen el lenguaje xhtml sus diferencias con HTML y características básica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457710830" text:continue-numbering="true" text:style-name="WW8Num1">
              <text:list-item>
                <text:p text:style-name="P67"><text:span text:style-name="T82">4. </text:span><text:span text:style-name="T81">Se conoce la relación entre las páginas web y las bases de dat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400418880" text:continue-numbering="true" text:style-name="WW8Num1">
              <text:list-item>
                <text:p text:style-name="P9">UNIDAD<text:span text:style-name="T71"> </text:span>DE TRABAJO Nº 5: <text:span text:style-name="T92">Introducción a los Lenguajes de Script de Servidor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399711015" text:continue-numbering="true" text:style-name="WW8Num1">
              <text:list-item>
                <text:p text:style-name="P18"><text:span text:style-name="T82">1. </text:span><text:span text:style-name="T81">Se han reconocido los principales elementos del funcionamiento de un servicio web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978693880" text:continue-numbering="true" text:style-name="WW8Num1">
              <text:list-item>
                <text:p text:style-name="P33"><text:span text:style-name="T81">2. Se conocen los principios de los lenguajes de marcas, lenguajes de scripts y hojas de estilo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320869066" text:continue-numbering="true" text:style-name="WW8Num1">
              <text:list-item>
                <text:p text:style-name="P34"><text:span text:style-name="T82">3. </text:span><text:span text:style-name="T81">Se conocen el lenguaje xhtml sus diferencias con HTML y características básica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223001071" text:continue-numbering="true" text:style-name="WW8Num1">
              <text:list-item>
                <text:p text:style-name="P34"><text:span text:style-name="T82">4. </text:span><text:span text:style-name="T81">Se conoce la relación entre las páginas web y las bases de datos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604534261" text:continue-numbering="true" text:style-name="WW8Num1">
              <text:list-item>
                <text:p text:style-name="P10"><text:span text:style-name="T97">UNIDAD</text:span><text:span text:style-name="T98"> </text:span><text:span text:style-name="T97">DE TRABAJO Nº </text:span><text:span text:style-name="T99">6</text:span><text:span text:style-name="T97">: </text:span><text:span text:style-name="T92">Instalación y manejo de gestores de contenidos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326452233" text:continue-numbering="true" text:style-name="WW8Num1">
              <text:list-item>
                <text:p text:style-name="P19"><text:span text:style-name="T84">1. </text:span><text:span text:style-name="T81">Se han identificado los requerimientos necesarios para instalar gestores de contenid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595849448" text:continue-numbering="true" text:style-name="WW8Num1">
              <text:list-item>
                <text:p text:style-name="P70"><text:span text:style-name="T84">2. </text:span><text:span text:style-name="T81">Se han gestionado usuarios con roles diferente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871240911" text:continue-numbering="true" text:style-name="WW8Num1">
              <text:list-item>
                <text:p text:style-name="P22"><text:span text:style-name="T87">3. </text:span><text:span text:style-name="T81">Se ha personalizado la interfaz del gestor de contenidos. 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125488410" text:continue-numbering="true" text:style-name="WW8Num1">
              <text:list-item>
                <text:p text:style-name="P22"><text:span text:style-name="T84">4. </text:span><text:span text:style-name="T81">Se han realizado pruebas de funcionamient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267763125" text:continue-numbering="true" text:style-name="WW8Num1">
              <text:list-item>
                <text:p text:style-name="P70"><text:span text:style-name="T84">5. </text:span><text:span text:style-name="T81">Se han realizado tareas de actualización del gestor de contenidos, especialmente las de seguridad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995963681" text:continue-numbering="true" text:style-name="WW8Num1">
              <text:list-item>
                <text:p text:style-name="P35"><text:span text:style-name="T84">6. </text:span><text:span text:style-name="T81">Se han instalado y configurado los módulos y menús necesari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427053958" text:continue-numbering="true" text:style-name="WW8Num1">
              <text:list-item>
                <text:p text:style-name="P24"><text:span text:style-name="T84">7. </text:span><text:span text:style-name="T81">Se han activado y configurado los mecanismos de seguridad proporcionados por el propio gestor </text:span><text:soft-page-break/><text:span text:style-name="T81">de contenid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308299298" text:continue-numbering="true" text:style-name="WW8Num1">
              <text:list-item>
                <text:p text:style-name="P68"><text:span text:style-name="T84">8. </text:span><text:span text:style-name="T81">Se han habilitado foros y establecido reglas de acces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011758994" text:continue-numbering="true" text:style-name="WW8Num1">
              <text:list-item>
                <text:p text:style-name="P72"><text:span text:style-name="T81">9. Se han realizado pruebas de funcionamient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997967157" text:continue-numbering="true" text:style-name="WW8Num1">
              <text:list-item>
                <text:p text:style-name="P24"><text:span text:style-name="T84">10. </text:span><text:span text:style-name="T81">Se han realizado copias de seguridad de los contenidos del gestor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705966225" text:continue-numbering="true" text:style-name="WW8Num1">
              <text:list-item>
                <text:p text:style-name="P10"><text:span text:style-name="T97">UNIDAD</text:span><text:span text:style-name="T98"> </text:span><text:span text:style-name="T97">DE TRABAJO Nº </text:span><text:span text:style-name="T99">7</text:span><text:span text:style-name="T97">: </text:span><text:span text:style-name="T92">Instalación y manejo de sistemas de gestión de <text:s/>aprendizaje a distancia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281328991" text:continue-numbering="true" text:style-name="WW8Num1">
              <text:list-item>
                <text:p text:style-name="P19"><text:span text:style-name="T84">1. </text:span><text:span text:style-name="T81">Se ha reconocido la estructura del sitio y la jerarquía de directorios generada. 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058790190" text:continue-numbering="true" text:style-name="WW8Num1">
              <text:list-item>
                <text:p text:style-name="P22"><text:span text:style-name="T84">2. </text:span><text:span text:style-name="T81">Se han realizado modificaciones en la estética o aspecto del siti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623972353" text:continue-numbering="true" text:style-name="WW8Num1">
              <text:list-item>
                <text:p text:style-name="P35"><text:span text:style-name="T87">3. </text:span><text:span text:style-name="T81">Se han manipulado y generado perfiles personalizad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562503123" text:continue-numbering="true" text:style-name="WW8Num1">
              <text:list-item>
                <text:p text:style-name="P22"><text:span text:style-name="T84">4. </text:span><text:span text:style-name="T81">Se ha comprobado la funcionalidad de las comunicaciones mediante foros, consultas entre otr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162749429" text:continue-numbering="true" text:style-name="WW8Num1">
              <text:list-item>
                <text:p text:style-name="P68"><text:span text:style-name="T87">5. </text:span><text:span text:style-name="T81">Se han importado y exportado contenidos en distintos format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295341784" text:continue-numbering="true" text:style-name="WW8Num1">
              <text:list-item>
                <text:p text:style-name="P68"><text:span text:style-name="T84">6. </text:span><text:span text:style-name="T81">Se han realizado copias de seguridad y restauracione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130638402" text:continue-numbering="true" text:style-name="WW8Num1">
              <text:list-item>
                <text:p text:style-name="P22"><text:span text:style-name="T87">7. </text:span><text:span text:style-name="T81">Se han realizado informes de acceso y utilización del sitio. 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402506429" text:continue-numbering="true" text:style-name="WW8Num1">
              <text:list-item>
                <text:p text:style-name="P22"><text:span text:style-name="T84">8. </text:span><text:span text:style-name="T81">Se ha comprobado la seguridad del siti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120788313" text:continue-numbering="true" text:style-name="WW8Num1">
              <text:list-item>
                <text:p text:style-name="P10"><text:span text:style-name="T97">UNIDAD</text:span><text:span text:style-name="T98"> </text:span><text:span text:style-name="T97">DE TRABAJO Nº </text:span><text:span text:style-name="T99">8</text:span><text:span text:style-name="T97">: </text:span><text:span text:style-name="T92">Servicios de gestión de archivos web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129230967" text:continue-numbering="true" text:style-name="WW8Num1">
              <text:list-item>
                <text:p text:style-name="P19"><text:span text:style-name="T84">1. </text:span><text:span text:style-name="T81">Se ha establecido la utilidad de un servicio de gestión de archivos web. </text:span><text:span text:style-name="T89"><text:s/>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090802976" text:continue-numbering="true" text:style-name="WW8Num1">
              <text:list-item>
                <text:p text:style-name="P22"><text:span text:style-name="T84">2. </text:span><text:span text:style-name="T81">Se han descrito diferentes aplicaciones de gestión de archivos web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571952335" text:continue-numbering="true" text:style-name="WW8Num1">
              <text:list-item>
                <text:p text:style-name="P35"><text:span text:style-name="T87">3. </text:span><text:span text:style-name="T81">Se ha instalado y adaptado una herramienta de gestión de archivos web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809653169" text:continue-numbering="true" text:style-name="WW8Num1">
              <text:list-item>
                <text:p text:style-name="P26"><text:span text:style-name="T81">4.</text:span><text:span text:style-name="T86"> </text:span><text:span text:style-name="T81">Se han creado y clasificado cuentas de usuario en función de sus permis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702816645" text:continue-numbering="true" text:style-name="WW8Num1">
              <text:list-item>
                <text:p text:style-name="P23"><text:span text:style-name="T85">5. </text:span><text:span text:style-name="T81">Se han gestionado archivos y directori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846180289" text:continue-numbering="true" text:style-name="WW8Num1">
              <text:list-item>
                <text:p text:style-name="P75"><text:span text:style-name="T81">6. Se han utilizado archivos de información adicional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437847702" text:continue-numbering="true" text:style-name="WW8Num1">
              <text:list-item>
                <text:p text:style-name="P23"><text:span text:style-name="T85">7. </text:span><text:span text:style-name="T81">Se han aplicado criterios de indexación sobre los archivos y directori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108817725" text:continue-numbering="true" text:style-name="WW8Num1">
              <text:list-item>
                <text:p text:style-name="P23"><text:span text:style-name="T85">8. </text:span><text:span text:style-name="T81">Se ha comprobado la seguridad del gestor de archiv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679376390" text:continue-numbering="true" text:style-name="WW8Num1">
              <text:list-item>
                <text:p text:style-name="P11"><text:span text:style-name="T97">UNIDAD</text:span><text:span text:style-name="T98"> </text:span><text:span text:style-name="T97">DE TRABAJO Nº </text:span><text:span text:style-name="T100">9</text:span><text:span text:style-name="T97">: </text:span><text:span text:style-name="T92">Instalación y manejo de aplicaciones de ofimática web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540697107" text:continue-numbering="true" text:style-name="WW8Num1">
              <text:list-item>
                <text:p text:style-name="P29"><text:span text:style-name="T85">1. </text:span><text:span text:style-name="T81">Se ha establecido la utilidad de las aplicaciones de ofimática web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696545940" text:continue-numbering="true" text:style-name="WW8Num1">
              <text:list-item>
                <text:p text:style-name="P30"><text:span text:style-name="T85">2. </text:span><text:span text:style-name="T81">Se han descrito diferentes aplicaciones de ofimática web (procesador de textos, hoja de cálculo, entre otras)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853176040" text:continue-numbering="true" text:style-name="WW8Num1">
              <text:list-item>
                <text:p text:style-name="P71"><text:span text:style-name="T88">3. </text:span><text:span text:style-name="T81">Se han instalado aplicaciones de ofimática web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893276444" text:continue-numbering="true" text:style-name="WW8Num1">
              <text:list-item>
                <text:p text:style-name="P71"><text:span text:style-name="T85">4. </text:span><text:span text:style-name="T81">Se han gestionado las cuentas de usuari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643473395" text:continue-numbering="true" text:style-name="WW8Num1">
              <text:list-item>
                <text:p text:style-name="P36"><text:span text:style-name="T88">5. </text:span><text:span text:style-name="T81">Se han aplicado criterios de seguridad en el acceso de los usuario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422975528" text:continue-numbering="true" text:style-name="WW8Num1">
              <text:list-item>
                <text:p text:style-name="P74"><text:span text:style-name="T88">6. </text:span><text:span text:style-name="T81">Se han reconocido las prestaciones específicas de cada una de las aplicaciones instalada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660731974" text:continue-numbering="true" text:style-name="WW8Num1">
              <text:list-item>
                <text:p text:style-name="P36"><text:span text:style-name="T85">7. </text:span><text:span text:style-name="T81">Se han utilizado las aplicaciones de forma colaborativa.</text:span></text:p>
              </text:list-item>
            </text:list>
          </table:table-cell>
        </table:table-row>
        <text:soft-page-break/>
        <table:table-row table:style-name="Tabla1.1">
          <table:table-cell table:style-name="Tabla1.A3" office:value-type="string">
            <text:list xml:id="list2426706105470" text:continue-numbering="true" text:style-name="WW8Num1">
              <text:list-item>
                <text:p text:style-name="P12">UNIDAD<text:span text:style-name="T71"> </text:span>DE TRABAJO Nº 10: Instalación y manejo de aplicaciones web de escritorio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414480100" text:continue-numbering="true" text:style-name="WW8Num1">
              <text:list-item>
                <text:p text:style-name="P29"><text:span text:style-name="T85">1. </text:span><text:span text:style-name="T81">Se han descrito diferentes aplicaciones web de escritorio. 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8409549190" text:continue-numbering="true" text:style-name="WW8Num1">
              <text:list-item>
                <text:p text:style-name="P23"><text:span text:style-name="T88">2. </text:span><text:span text:style-name="T81">Se han instalado aplicaciones para proveer de acceso web al servicio de correo electrónic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878020536" text:continue-numbering="true" text:style-name="WW8Num1">
              <text:list-item>
                <text:p text:style-name="P71"><text:span text:style-name="T85">3. </text:span><text:span text:style-name="T81">Se han configurado las aplicaciones para integrarlas con un servidor de corre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649856595" text:continue-numbering="true" text:style-name="WW8Num1">
              <text:list-item>
                <text:p text:style-name="P71"><text:span text:style-name="T85">4. </text:span><text:span text:style-name="T81">Se han gestionado las cuentas de usuari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6521406292" text:continue-numbering="true" text:style-name="WW8Num1">
              <text:list-item>
                <text:p text:style-name="P69"><text:span text:style-name="T88">5. </text:span><text:span text:style-name="T81">Se ha verificado el acceso al correo electrónico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180867487" text:continue-numbering="true" text:style-name="WW8Num1">
              <text:list-item>
                <text:p text:style-name="P69"><text:span text:style-name="T85">6. </text:span><text:span text:style-name="T81">Se han instalado aplicaciones de calendario web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list xml:id="list2427456709464" text:continue-numbering="true" text:style-name="WW8Num1">
              <text:list-item>
                <text:p text:style-name="P29"><text:span text:style-name="T85">7. </text:span><text:span text:style-name="T81">Se han reconocido las prestaciones específicas de las aplicaciones instaladas</text:span></text:p>
              </text:list-item>
              <text:list-item>
                <text:p text:style-name="P25"><text:span text:style-name="T81">(citas,tareas,</text:span><text:span text:style-name="T86"> </text:span><text:span text:style-name="T81">entre otras).</text:span></text:p>
              </text:list-item>
            </text:list>
          </table:table-cell>
        </table:table-row>
      </table:table>
      <text:p text:style-name="P5"/>
      <text:p text:style-name="P78">Procedimientos de evaluación y Criterios de Calificación:</text:p>
      <text:p text:style-name="P80">Pretende reconducir el proceso de aprendizaje para adaptarse al alumnado utilizando la observación como instrumento esencial.</text:p>
      <text:p text:style-name="P81">El sistema de evaluación empleado tiene como objetivo evaluar los contenidos, procedimientos y actitudes que pretendemos que el alumno tenga, pero además queremos transmitir la idea de la profesionalidad <text:s/>y la autoformación.</text:p>
      <text:p text:style-name="P82"><text:span text:style-name="T15">La</text:span><text:span text:style-name="T14"> </text:span><text:span text:style-name="T15">calificación del alumno sera entre 0 y 10.</text:span></text:p>
      <text:p text:style-name="P82"><text:span text:style-name="T15">El</text:span><text:span text:style-name="T14"> </text:span><text:span text:style-name="T15">curso se divide en tres trimestres. La calificación final será la media de la calificación de cada uno de los trimestres.</text:span></text:p>
      <text:p text:style-name="P82"><text:span text:style-name="T15">Al</text:span><text:span text:style-name="T14"> </text:span><text:span text:style-name="T15">final de cada trimestre se entregará al alumno la calificación final del mismo que se obtendrá de acuerdo a los siguientes criterios:</text:span></text:p>
      <text:p text:style-name="P37"><text:span text:style-name="T16">•</text:span><text:span text:style-name="T15"><text:tab/>Valoración sobre indicadores de tipo </text:span><text:span text:style-name="T13">actitudinal <text:s/></text:span><text:span text:style-name="T15">10 %.</text:span></text:p>
      <text:p text:style-name="P37"><text:span text:style-name="T16">•</text:span><text:span text:style-name="T15"><text:tab/></text:span><text:span text:style-name="T13">Controles </text:span><text:span text:style-name="T15">sobre conceptos y </text:span><text:span text:style-name="T13">pruebas prácticas </text:span><text:span text:style-name="T15">30%.</text:span></text:p>
      <text:p text:style-name="P37"><text:span text:style-name="T16">•</text:span><text:span text:style-name="T15"><text:tab/></text:span><text:span text:style-name="T13">Actividades y tareas </text:span><text:span text:style-name="T15">procedimentales 40%.</text:span></text:p>
      <text:p text:style-name="P37"><text:span text:style-name="T16">•</text:span><text:span text:style-name="T15"><text:tab/>Ejercicios </text:span><text:span text:style-name="T13">conceptuales </text:span><text:span text:style-name="T15">20%</text:span></text:p>
      <text:list xml:id="list6965770335393705325" text:style-name="L2">
        <text:list-header>
          <text:p text:style-name="P38">Las actividades sobre conceptos y las prácticas tendrán un peso distinto en función de su relevancia y/o tiempo previsto para su realización.</text:p>
          <text:p text:style-name="P38">Para tener al menos un 5 sobre 10 en el trimestre:</text:p>
        </text:list-header>
      </text:list>
      <text:p text:style-name="P39"><text:span text:style-name="T60">•</text:span><text:tab/>Se ha de tener aprobado cada una de las partes (actitudinal, pruebas <text:soft-page-break/>prácticas, controles y tareas sobre conceptos y prácticas<text:span text:style-name="T101">)</text:span> a partir de que se obtiene la calificación del trimestre.</text:p>
      <text:p text:style-name="P40"><text:span text:style-name="T60">•</text:span><text:tab/>Se han de aprobar todas las pruebas prácticas y todos los controles sobre conceptos.</text:p>
      <text:p text:style-name="P41"><text:span text:style-name="T60">•</text:span><text:tab/>Se ha de entregar, al menos, un 85% de las tareas sobre conceptos y prácticas.</text:p>
      <text:p text:style-name="P42">Con carácter general, las actividades tendrán un plazo de entrega/corrección. Las entregas realizadas fuera de plazo, si esta posibilidad está contemplada, se penalizarán hasta u 50% en la nota de la actividad.</text:p>
      <text:p text:style-name="P43">La calificación obtenida en pruebas de recuperación se penalizará en un 15% a la hora de incluirla en el cálculo de la nota, salvo en el caso de que sea un 5 que se mantendrá en un 5.</text:p>
      <text:p text:style-name="P15"><text:span text:style-name="T15">Para obtener una calificación final de aprobado se han de aprobar todos los trimestres</text:span><text:span text:style-name="T14"> </text:span><text:span text:style-name="T15">que componen el curso.</text:span></text:p>
      <text:p text:style-name="P16"><text:span text:style-name="T58">La</text:span><text:span text:style-name="T18"> </text:span><text:span text:style-name="T58">calificación</text:span><text:span text:style-name="T18"> </text:span><text:span text:style-name="T58">que</text:span><text:span text:style-name="T18"> </text:span><text:span text:style-name="T58">aparecerá</text:span><text:span text:style-name="T18"> </text:span><text:span text:style-name="T58">en</text:span><text:span text:style-name="T18"> </text:span><text:span text:style-name="T58">cada</text:span><text:span text:style-name="T18"> </text:span><text:span text:style-name="T58">una</text:span><text:span text:style-name="T18"> </text:span><text:span text:style-name="T58">de</text:span><text:span text:style-name="T18"> </text:span><text:span text:style-name="T58">las</text:span><text:span text:style-name="T18"> </text:span><text:span text:style-name="T58">evaluaciones</text:span><text:span text:style-name="T18"> </text:span><text:span text:style-name="T58">será</text:span><text:span text:style-name="T18"> </text:span><text:span text:style-name="T58">la</text:span><text:span text:style-name="T18"> </text:span><text:span text:style-name="T58">resultante de</text:span><text:span text:style-name="T20"> </text:span><text:span text:style-name="T58">aplicar</text:span><text:span text:style-name="T20"> </text:span><text:span text:style-name="T58">los</text:span><text:span text:style-name="T20"> </text:span><text:span text:style-name="T58">correspondiente</text:span><text:span text:style-name="T20"> </text:span><text:span text:style-name="T58">porcentajes</text:span><text:span text:style-name="T20"> </text:span><text:span text:style-name="T58">citados</text:span><text:span text:style-name="T20"> </text:span><text:span text:style-name="T58">al</text:span><text:span text:style-name="T20"> </text:span><text:span text:style-name="T58">principio,</text:span><text:span text:style-name="T20"> </text:span><text:span text:style-name="T58">no</text:span><text:span text:style-name="T20"> </text:span><text:span text:style-name="T58">obstante,</text:span><text:span text:style-name="T20"> </text:span><text:span text:style-name="T58">como esta</text:span><text:span text:style-name="T22"> </text:span><text:span text:style-name="T58">calificación</text:span><text:span text:style-name="T22"> </text:span><text:span text:style-name="T58">debe</text:span><text:span text:style-name="T23"> </text:span><text:span text:style-name="T58">ser</text:span><text:span text:style-name="T22"> </text:span><text:span text:style-name="T58">número</text:span><text:span text:style-name="T22"> </text:span><text:span text:style-name="T58">entero</text:span><text:span text:style-name="T22"> </text:span><text:span text:style-name="T58">del</text:span><text:span text:style-name="T22"> </text:span><text:span text:style-name="T58">1</text:span><text:span text:style-name="T22"> </text:span><text:span text:style-name="T58">al</text:span><text:span text:style-name="T22"> </text:span><text:span text:style-name="T58">10,</text:span><text:span text:style-name="T22"> </text:span><text:span text:style-name="T58">la</text:span><text:span text:style-name="T22"> </text:span><text:span text:style-name="T58">nota</text:span><text:span text:style-name="T23"> </text:span><text:span text:style-name="T58">obtenida</text:span><text:span text:style-name="T23"> </text:span><text:span text:style-name="T58">será redondeada</text:span><text:span text:style-name="T26"> </text:span><text:span text:style-name="T58">al</text:span><text:span text:style-name="T26"> </text:span><text:span text:style-name="T58">entero</text:span><text:span text:style-name="T26"> </text:span><text:span text:style-name="T58">más</text:span><text:span text:style-name="T26"> </text:span><text:span text:style-name="T58">próximo,</text:span><text:span text:style-name="T26"> </text:span><text:span text:style-name="T58">excepto</text:span><text:span text:style-name="T26"> </text:span><text:span text:style-name="T58">si</text:span><text:span text:style-name="T26"> </text:span><text:span text:style-name="T58">se</text:span><text:span text:style-name="T26"> </text:span><text:span text:style-name="T58">encuentra</text:span><text:span text:style-name="T26"> </text:span><text:span text:style-name="T58">entre</text:span><text:span text:style-name="T26"> </text:span><text:span text:style-name="T58">4.50</text:span><text:span text:style-name="T26"> </text:span><text:span text:style-name="T58">y</text:span><text:span text:style-name="T26"> </text:span><text:span text:style-name="T58">4.99</text:span><text:span text:style-name="T26"> </text:span><text:span text:style-name="T58">que se considerará un 4.</text:span></text:p>
      <text:p text:style-name="P6"/>
      <text:p text:style-name="P44">Instrumentos de evaluación:</text:p>
      <text:p text:style-name="P84">Para llevar a cabo la evaluación se utilizarán indicadores e instrumentos que proporcionen datos y observaciones sobre el avance en el aula.</text:p>
      <text:p text:style-name="P83"><text:span text:style-name="T61">Según recomendaciones de la Consejería de Educación para la FPE, en cada actividad de enseñanza, aprendizaje y evaluación se determinan una serie de </text:span><text:span text:style-name="T62">pautas</text:span><text:span text:style-name="T61"> a observar de lo tres ámbitos de los contenidos y se ponderan las mismas para obtener una calificación de la actividad. Durante el desarrollo de las actividades recoge información de las pautas programadas y se tabulan los datos recogidos. Como instrumentos para recoger y tabular la información se utilizan:</text:span></text:p>
      <text:p text:style-name="P85"><text:span text:style-name="T66">Para evaluar los </text:span><text:span text:style-name="T67">conceptos</text:span><text:span text:style-name="T66">:</text:span></text:p>
      <text:list xml:id="list7878842850188967594" text:style-name="WW8Num4">
        <text:list-item>
          <text:p text:style-name="P49"><text:soft-page-break/><text:span text:style-name="T63">Trabajos específicos sobre los contenidos</text:span><text:span text:style-name="T64">. <text:s/></text:span></text:p>
        </text:list-item>
        <text:list-item>
          <text:p text:style-name="P49"><text:span text:style-name="T63">Controles. </text:span><text:span text:style-name="T65">Cuestionarios</text:span><text:span text:style-name="T63"> </text:span><text:span text:style-name="T65"><text:s/>sobre conceptos en plataforma virtual</text:span></text:p>
        </text:list-item>
        <text:list-item>
          <text:p text:style-name="P49"><text:span text:style-name="T63">Pruebas prácticas </text:span><text:span text:style-name="T65">en las que se intercalarán preguntas sobre los conceptos que se están trabajando.</text:span></text:p>
        </text:list-item>
      </text:list>
      <text:p text:style-name="P48"><text:span text:style-name="T66">Para la evaluación de </text:span><text:span text:style-name="T67">procedimientos: </text:span></text:p>
      <text:list xml:id="list5620630064147184752" text:style-name="WW8Num18">
        <text:list-item>
          <text:p text:style-name="P47"><text:span text:style-name="T63">Lista de control de actividades de tipo práctico</text:span><text:span text:style-name="T64">. El alumno entrega el guión de la práctica con cuestiones contestadas y evidencias de realización de la práctica. Se realizarán comentarios sobre la misma y se valorarán aspectos como presentación, orden, meticulosidad en las respuestas, adecuación de lo expuesto a lo solicitado, etc … En este soporte se evalúan también la actitud demostrada en la realización.</text:span></text:p>
        </text:list-item>
        <text:list-item>
          <text:p text:style-name="P47"><text:span text:style-name="T63">Supuestos prácticos </text:span><text:span text:style-name="T65">en las que el alumno contestará por escrito con los pasos necesarios para resolver una situación ficticia.</text:span></text:p>
        </text:list-item>
        <text:list-item>
          <text:p text:style-name="P50"><text:span text:style-name="T63">Pruebas prácticas </text:span><text:span text:style-name="T65">en las que se demostrará el desempeño de tareas y <text:tab/>habilidades.</text:span><text:span text:style-name="T64"> </text:span></text:p>
        </text:list-item>
      </text:list>
      <text:p text:style-name="P51"><text:span text:style-name="T68">Para</text:span><text:span text:style-name="T72"> </text:span><text:span text:style-name="T68">la evaluación de las </text:span><text:span text:style-name="T73">actitudes</text:span><text:span text:style-name="T68">:</text:span></text:p>
      <text:p text:style-name="P52"><text:span text:style-name="T75">o<text:tab/></text:span><text:span text:style-name="T73">Registro anecdótico <text:s/></text:span><text:span text:style-name="T68">donde se tendrán en cuenta los siguientes aspectos:</text:span></text:p>
      <text:p text:style-name="P55"><text:span text:style-name="T16">•</text:span><text:span text:style-name="T15"><text:tab/></text:span><text:span text:style-name="T27">Asistencia y puntualidad</text:span><text:span text:style-name="T15">.</text:span></text:p>
      <text:p text:style-name="P53"><text:span text:style-name="T16">•</text:span><text:span text:style-name="T15"><text:tab/></text:span><text:span text:style-name="T27">Participación en las sesiones</text:span><text:span text:style-name="T15">.</text:span></text:p>
      <text:p text:style-name="P53"><text:span text:style-name="T16">•</text:span><text:span text:style-name="T15"><text:tab/></text:span><text:span text:style-name="T27">Colaboración para el buen funcionamiento de las sesiones</text:span><text:span text:style-name="T15">.</text:span></text:p>
      <text:p text:style-name="P54"><text:span text:style-name="T60">•</text:span><text:tab/>Orden, meticulosidad y organización del trabajo.</text:p>
      <text:p text:style-name="P56"><text:span text:style-name="T15">Que</text:span><text:span text:style-name="T28"> </text:span><text:span text:style-name="T15">se</text:span><text:span text:style-name="T29"> </text:span><text:span text:style-name="T15">graduarán</text:span><text:span text:style-name="T29"> </text:span><text:span text:style-name="T15">de</text:span><text:span text:style-name="T29"> </text:span><text:span text:style-name="T15">acuerdo</text:span><text:span text:style-name="T29"> </text:span><text:span text:style-name="T15">a</text:span><text:span text:style-name="T29"> </text:span><text:span text:style-name="T15">la</text:span><text:span text:style-name="T29"> </text:span><text:span text:style-name="T15">siguiente</text:span><text:span text:style-name="T29"> </text:span><text:span text:style-name="T15">escala:</text:span><text:span text:style-name="T29"> </text:span><text:span text:style-name="T15">S</text:span><text:span text:style-name="T29"> </text:span><text:span text:style-name="T15">(Siempre),</text:span><text:span text:style-name="T29"> </text:span><text:span text:style-name="T15">CS</text:span><text:span text:style-name="T29"> </text:span><text:span text:style-name="T15">(Casi</text:span><text:span text:style-name="T29"> </text:span><text:span text:style-name="T15">Siempre), AV (A Veces), CN (Casi Nunca), N (Nunca).</text:span></text:p>
      <text:p text:style-name="P57"><text:span text:style-name="T76">o</text:span><text:span text:style-name="T77"> </text:span><text:span text:style-name="T13">Registro de observación </text:span><text:span text:style-name="T15">en el que se reflejará el grado de utilización y la calidad de:</text:span></text:p>
      <text:p text:style-name="P60"><text:span text:style-name="T60">•</text:span><text:tab/>Cuaderno personal online-wiki.</text:p>
      <text:p text:style-name="P59"><text:span text:style-name="T60">•</text:span><text:tab/>Participación en red de microbblogging.</text:p>
      <text:p text:style-name="P59"><text:soft-page-break/><text:span text:style-name="T60">•</text:span><text:tab/>Realización de las tareas de secretario.</text:p>
      <text:p text:style-name="P59"><text:span text:style-name="T60">•</text:span><text:tab/>Incumplimiento de las normas básicas de convivencia en el aula.</text:p>
      <text:p text:style-name="P58"><text:span text:style-name="T78">o</text:span><text:span text:style-name="T79"> </text:span><text:span text:style-name="T74">Registro de aportaciones en tareas de tipo colaborativo. </text:span><text:span text:style-name="T80">en el que se reflejará la cantidad y la calidad en las aportaciones a:</text:span></text:p>
      <text:list xml:id="list2276937679189170757" text:style-name="WW8Num20">
        <text:list-item>
          <text:p text:style-name="P86">Base de datos de seguimiento de errores asociado a cada tarea de tipo práctico.</text:p>
        </text:list-item>
        <text:list-item>
          <text:p text:style-name="P87">Participación en la edición colaborativa de documentos en tareas sobre conceptos.</text:p>
        </text:list-item>
      </text:list>
      <text:p text:style-name="P61"><text:span text:style-name="T76">O <text:s/></text:span><text:span text:style-name="T15">Para</text:span><text:span text:style-name="T30"> </text:span><text:span text:style-name="T15">la</text:span><text:span text:style-name="T30"> </text:span><text:span text:style-name="T13">coevaluación</text:span><text:span text:style-name="T31"> </text:span><text:span text:style-name="T15">del</text:span><text:span text:style-name="T30"> </text:span><text:span text:style-name="T15">proceso</text:span><text:span text:style-name="T30"> </text:span><text:span text:style-name="T15">de</text:span><text:span text:style-name="T30"> </text:span><text:span text:style-name="T15">enseñanza</text:span><text:span text:style-name="T30"> </text:span><text:span text:style-name="T15">y</text:span><text:span text:style-name="T30"> </text:span><text:span text:style-name="T15">aprendizaje</text:span><text:span text:style-name="T30"> </text:span><text:span text:style-name="T15">y</text:span><text:span text:style-name="T30"> </text:span><text:span text:style-name="T15">de</text:span><text:span text:style-name="T30"> </text:span><text:span text:style-name="T15">la</text:span><text:span text:style-name="T30"> </text:span><text:span text:style-name="T15">práctica docente:</text:span></text:p>
      <text:p text:style-name="P62"><text:span text:style-name="T16"><text:tab/> <text:s text:c="3"/>• <text:s text:c="3"/></text:span><text:span text:style-name="T15">Paso</text:span><text:span text:style-name="T33"> </text:span><text:span text:style-name="T15">de</text:span><text:span text:style-name="T33"> </text:span><text:span text:style-name="T15">cuestionario</text:span><text:span text:style-name="T33"> </text:span><text:span text:style-name="T15">a</text:span><text:span text:style-name="T33"> </text:span><text:span text:style-name="T15">los</text:span><text:span text:style-name="T33"> </text:span><text:span text:style-name="T15">alumnos</text:span><text:span text:style-name="T33"> </text:span><text:span text:style-name="T15">sobre</text:span><text:span text:style-name="T33"> </text:span><text:span text:style-name="T15">el</text:span><text:span text:style-name="T33"> </text:span><text:span text:style-name="T15">desarrollo</text:span><text:span text:style-name="T33"> </text:span><text:span text:style-name="T15">de</text:span><text:span text:style-name="T33"> </text:span><text:span text:style-name="T15">las</text:span><text:span text:style-name="T33"> </text:span><text:span text:style-name="T15">unidades</text:span><text:span text:style-name="T33"> </text:span><text:span text:style-name="T15">y</text:span><text:span text:style-name="T33"> </text:span><text:span text:style-name="T15">de</text:span><text:span text:style-name="T33"> </text:span><text:span text:style-name="T15">la práctica docente.</text:span></text:p>
      <text:p text:style-name="P63"><text:span text:style-name="T60"><text:s text:c="10"/>•</text:span><text:tab/> <text:s/>Lista de control para la profesora de reflexión sobre la práctica desarrollada.</text:p>
      <text:p text:style-name="P79"/>
      <text:p text:style-name="P79"><text:bookmark-start text:name="__RefHeading___Toc20121_87245982"/>Contenidos mínimos y criterios de recuperación<text:bookmark-end text:name="__RefHeading___Toc20121_87245982"/></text:p>
      <text:p text:style-name="P64"><text:span text:style-name="T15">No</text:span><text:span text:style-name="T59"> </text:span><text:span text:style-name="T15">existirá </text:span><text:span text:style-name="T34"><text:s/></text:span><text:span text:style-name="T15">el </text:span><text:span text:style-name="T34"><text:s/></text:span><text:span text:style-name="T15">concepto </text:span><text:span text:style-name="T34"><text:s/></text:span><text:span text:style-name="T15">de </text:span><text:span text:style-name="T34"><text:s/></text:span><text:span text:style-name="T15">“recuperación” </text:span><text:span text:style-name="T34"><text:s/></text:span><text:span text:style-name="T15">en </text:span><text:span text:style-name="T34"><text:s/></text:span><text:span text:style-name="T15">el </text:span><text:span text:style-name="T34"><text:s/></text:span><text:span text:style-name="T15">sentido </text:span><text:span text:style-name="T34"><text:s/></text:span><text:span text:style-name="T15">de </text:span><text:span text:style-name="T34"><text:s/></text:span><text:span text:style-name="T15">que </text:span><text:span text:style-name="T34"><text:s/></text:span><text:span text:style-name="T15">existan </text:span><text:span text:style-name="T34"><text:s/></text:span><text:span text:style-name="T15">exámenes específicos cuando no se superen unidades anteriores. Se hará una evaluación continua y personalizada, que permite evaluar al alumno todos los contenidos.</text:span></text:p>
      <text:p text:style-name="P64"><text:span text:style-name="T15">De</text:span><text:span text:style-name="T35"> </text:span><text:span text:style-name="T15">todas</text:span><text:span text:style-name="T36"> </text:span><text:span text:style-name="T15">formas</text:span><text:span text:style-name="T36"> </text:span><text:span text:style-name="T15">se</text:span><text:span text:style-name="T36"> </text:span><text:span text:style-name="T15">realizará,</text:span><text:span text:style-name="T36"> </text:span><text:span text:style-name="T15">de</text:span><text:span text:style-name="T36"> </text:span><text:span text:style-name="T15">cada</text:span><text:span text:style-name="T36"> </text:span><text:span text:style-name="T15">unidad</text:span><text:span text:style-name="T36"> </text:span><text:span text:style-name="T15">pruebas</text:span><text:span text:style-name="T36"> </text:span><text:span text:style-name="T15">de</text:span><text:span text:style-name="T36"> </text:span><text:span text:style-name="T15">recuperación</text:span><text:span text:style-name="T36"> </text:span><text:span text:style-name="T15">que</text:span><text:span text:style-name="T36"> </text:span><text:span text:style-name="T15">consistirán</text:span><text:span text:style-name="T36"> </text:span><text:span text:style-name="T15">en pruebas</text:span><text:span text:style-name="T21"> </text:span><text:span text:style-name="T15">sobre </text:span><text:span text:style-name="T24"><text:s/></text:span><text:span text:style-name="T15">conceptos,</text:span><text:span text:style-name="T21"> </text:span><text:span text:style-name="T15">pruebas</text:span><text:span text:style-name="T21"> </text:span><text:span text:style-name="T15">con</text:span><text:span text:style-name="T21"> </text:span><text:span text:style-name="T15">supuestos</text:span><text:span text:style-name="T21"> </text:span><text:span text:style-name="T15">prácticos</text:span><text:span text:style-name="T21"> </text:span><text:span text:style-name="T15">y</text:span><text:span text:style-name="T21"> </text:span><text:span text:style-name="T15">pruebas</text:span><text:span text:style-name="T21"> </text:span><text:span text:style-name="T15">prácticas</text:span><text:span text:style-name="T21"> </text:span><text:span text:style-name="T15">de</text:span><text:span text:style-name="T21"> </text:span><text:span text:style-name="T15">la unidad.</text:span></text:p>
      <text:p text:style-name="P64"><text:span text:style-name="T15">Superar</text:span><text:span text:style-name="T37"> </text:span><text:span text:style-name="T15">dichas</text:span><text:span text:style-name="T34"> </text:span><text:span text:style-name="T15">pruebas</text:span><text:span text:style-name="T34"> </text:span><text:span text:style-name="T15">no</text:span><text:span text:style-name="T34"> </text:span><text:span text:style-name="T15">supone</text:span><text:span text:style-name="T34"> </text:span><text:span text:style-name="T15">“aprobar</text:span><text:span text:style-name="T34"> </text:span><text:span text:style-name="T15">la</text:span><text:span text:style-name="T34"> </text:span><text:span text:style-name="T15">unidad”.</text:span><text:span text:style-name="T34"> </text:span><text:span text:style-name="T15">La</text:span><text:span text:style-name="T34"> </text:span><text:span text:style-name="T15">superación</text:span><text:span text:style-name="T34"> </text:span><text:span text:style-name="T15">de</text:span><text:span text:style-name="T34"> </text:span><text:span text:style-name="T15">los</text:span><text:span text:style-name="T34"> </text:span><text:span text:style-name="T15">contenidos mínimos </text:span><text:span text:style-name="T39"><text:s/></text:span><text:span text:style-name="T15">estará </text:span><text:span text:style-name="T39"><text:s/></text:span><text:span text:style-name="T15">condicionada</text:span><text:span text:style-name="T40"> </text:span><text:span text:style-name="T15">a</text:span><text:span text:style-name="T40"> </text:span><text:span text:style-name="T15">la</text:span><text:span text:style-name="T40"> </text:span><text:span text:style-name="T15">realización</text:span><text:span text:style-name="T40"> </text:span><text:span text:style-name="T15">de</text:span><text:span text:style-name="T40"> </text:span><text:span text:style-name="T15">todas</text:span><text:span text:style-name="T40"> </text:span><text:span text:style-name="T15">las</text:span><text:span text:style-name="T40"> </text:span><text:span text:style-name="T15">actividades</text:span><text:span text:style-name="T40"> </text:span><text:span text:style-name="T15">que</text:span><text:span text:style-name="T40"> </text:span><text:span text:style-name="T15">incluye</text:span><text:span text:style-name="T40"> </text:span><text:span text:style-name="T15">el módulo para cada unidad de trabajo.</text:span></text:p>
      <text:p text:style-name="P64"><text:span text:style-name="T15">Se</text:span><text:span text:style-name="T41"> </text:span><text:span text:style-name="T15">considerará</text:span><text:span text:style-name="T42"> </text:span><text:span text:style-name="T15">que</text:span><text:span text:style-name="T42"> </text:span><text:span text:style-name="T15">el</text:span><text:span text:style-name="T42"> </text:span><text:span text:style-name="T15">alumno</text:span><text:span text:style-name="T42"> </text:span><text:span text:style-name="T15">supera</text:span><text:span text:style-name="T42"> </text:span><text:span text:style-name="T15">el</text:span><text:span text:style-name="T42"> </text:span><text:span text:style-name="T15">módulo</text:span><text:span text:style-name="T42"> </text:span><text:span text:style-name="T15">y</text:span><text:span text:style-name="T42"> </text:span><text:span text:style-name="T15">por</text:span><text:span text:style-name="T42"> </text:span><text:span text:style-name="T15">tanto</text:span><text:span text:style-name="T42"> </text:span><text:span text:style-name="T15">ha</text:span><text:span text:style-name="T42"> </text:span><text:span text:style-name="T15">alcanzado</text:span><text:span text:style-name="T42"> </text:span><text:span text:style-name="T15">los</text:span><text:span text:style-name="T42"> </text:span><text:span text:style-name="T15">contenidos mínimos</text:span><text:span text:style-name="T17"> </text:span><text:span text:style-name="T15">cuando</text:span><text:span text:style-name="T17"> </text:span><text:span text:style-name="T15">de</text:span><text:span text:style-name="T17"> </text:span><text:span text:style-name="T15">resultado</text:span><text:span text:style-name="T17"> </text:span><text:span text:style-name="T15">de</text:span><text:span text:style-name="T17"> </text:span><text:span text:style-name="T15">baremar</text:span><text:span text:style-name="T17"> </text:span><text:span text:style-name="T15">a</text:span><text:span text:style-name="T17"> </text:span><text:span text:style-name="T15">través</text:span><text:span text:style-name="T17"> </text:span><text:span text:style-name="T15">del</text:span><text:span text:style-name="T17"> </text:span><text:span text:style-name="T15">Cuaderno</text:span><text:span text:style-name="T17"> </text:span><text:span text:style-name="T15">de</text:span><text:span text:style-name="T17"> </text:span><text:span text:style-name="T15">Aula,</text:span><text:span text:style-name="T17"> </text:span><text:span text:style-name="T15">siguiendo</text:span><text:span text:style-name="T17"> </text:span><text:span text:style-name="T15">los criterios</text:span><text:span text:style-name="T43"> </text:span><text:span text:style-name="T15">previamente</text:span><text:span text:style-name="T43"> </text:span><text:span text:style-name="T15">establecidos,</text:span><text:span text:style-name="T43"> </text:span><text:span text:style-name="T15">los</text:span><text:span text:style-name="T43"> </text:span><text:span text:style-name="T15">diferentes</text:span><text:span text:style-name="T43"> </text:span><text:span text:style-name="T15">contenidos</text:span><text:span text:style-name="T43"> </text:span><text:span text:style-name="T15">que</text:span><text:span text:style-name="T43"> </text:span><text:soft-page-break/><text:span text:style-name="T15">componen</text:span><text:span text:style-name="T43"> </text:span><text:span text:style-name="T15">las</text:span><text:span text:style-name="T43"> </text:span><text:span text:style-name="T15">unidades de trabajo del módulo el alumno obtiene una nota superior o igual a 5.</text:span></text:p>
      <text:p text:style-name="P64"><text:span text:style-name="T15">El</text:span><text:span text:style-name="T28"> </text:span><text:span text:style-name="T15">contenido</text:span><text:span text:style-name="T29"> </text:span><text:span text:style-name="T15">mínimo</text:span><text:span text:style-name="T29"> </text:span><text:span text:style-name="T15">significa</text:span><text:span text:style-name="T29"> </text:span><text:span text:style-name="T15">que</text:span><text:span text:style-name="T29"> </text:span><text:span text:style-name="T15">el</text:span><text:span text:style-name="T29"> </text:span><text:span text:style-name="T15">alumno</text:span><text:span text:style-name="T29"> </text:span><text:span text:style-name="T15">tiene</text:span><text:span text:style-name="T29"> </text:span><text:span text:style-name="T15">un</text:span><text:span text:style-name="T29"> </text:span><text:span text:style-name="T15">conocimiento</text:span><text:span text:style-name="T29"> </text:span><text:span text:style-name="T15">básico</text:span><text:span text:style-name="T29"> </text:span><text:span text:style-name="T15">del</text:span><text:span text:style-name="T29"> </text:span><text:span text:style-name="T15">contenido</text:span><text:span text:style-name="T29"> </text:span><text:span text:style-name="T15">a evaluar,</text:span><text:span text:style-name="T36"> </text:span><text:span text:style-name="T15">aunque</text:span><text:span text:style-name="T36"> </text:span><text:span text:style-name="T15">no</text:span><text:span text:style-name="T36"> </text:span><text:span text:style-name="T15">tenga</text:span><text:span text:style-name="T36"> </text:span><text:span text:style-name="T15">la</text:span><text:span text:style-name="T36"> </text:span><text:span text:style-name="T15">soltura</text:span><text:span text:style-name="T36"> </text:span><text:span text:style-name="T15">suficiente</text:span><text:span text:style-name="T36"> </text:span><text:span text:style-name="T15">para</text:span><text:span text:style-name="T36"> </text:span><text:span text:style-name="T15">tomar</text:span><text:span text:style-name="T36"> </text:span><text:span text:style-name="T15">decisiones</text:span><text:span text:style-name="T36"> </text:span><text:span text:style-name="T15">sobre</text:span><text:span text:style-name="T36"> </text:span><text:span text:style-name="T15">nuevas</text:span><text:span text:style-name="T36"> </text:span><text:span text:style-name="T15">tareas. El</text:span><text:span text:style-name="T37"> </text:span><text:span text:style-name="T15">criterio</text:span><text:span text:style-name="T37"> </text:span><text:span text:style-name="T15">de</text:span><text:span text:style-name="T37"> </text:span><text:span text:style-name="T15">las</text:span><text:span text:style-name="T37"> </text:span><text:span text:style-name="T15">notas</text:span><text:span text:style-name="T37"> </text:span><text:span text:style-name="T15">de</text:span><text:span text:style-name="T37"> </text:span><text:span text:style-name="T15">evaluación</text:span><text:span text:style-name="T37"> </text:span><text:span text:style-name="T15">sobre</text:span><text:span text:style-name="T37"> </text:span><text:span text:style-name="T15">los</text:span><text:span text:style-name="T37"> </text:span><text:span text:style-name="T15">contenidos</text:span><text:span text:style-name="T37"> </text:span><text:span text:style-name="T15">se</text:span><text:span text:style-name="T37"> </text:span><text:span text:style-name="T15">ha</text:span><text:span text:style-name="T37"> </text:span><text:span text:style-name="T15">explicado</text:span><text:span text:style-name="T37"> </text:span><text:span text:style-name="T15">en</text:span><text:span text:style-name="T37"> </text:span><text:span text:style-name="T15">el</text:span><text:span text:style-name="T37"> </text:span><text:span text:style-name="T15">apartado sobre</text:span><text:span text:style-name="T14"> </text:span><text:span text:style-name="T15">criterios de evaluación.</text:span></text:p>
      <text:p text:style-name="P64"><text:span text:style-name="T15">Las</text:span><text:span text:style-name="T44"> </text:span><text:span text:style-name="T15">fugas</text:span><text:span text:style-name="T33"> </text:span><text:span text:style-name="T15">o</text:span><text:span text:style-name="T33"> </text:span><text:span text:style-name="T15">faltas</text:span><text:span text:style-name="T33"> </text:span><text:span text:style-name="T15">injustificadas</text:span><text:span text:style-name="T33"> </text:span><text:span text:style-name="T15">tienen</text:span><text:span text:style-name="T33"> </text:span><text:span text:style-name="T15">consideración</text:span><text:span text:style-name="T33"> </text:span><text:span text:style-name="T15">de</text:span><text:span text:style-name="T33"> </text:span><text:span text:style-name="T15">falta</text:span><text:span text:style-name="T33"> </text:span><text:span text:style-name="T15">grave.</text:span><text:span text:style-name="T33"> </text:span><text:span text:style-name="T15">El</text:span><text:span text:style-name="T33"> </text:span><text:span text:style-name="T15">alumno</text:span><text:span text:style-name="T33"> </text:span><text:span text:style-name="T15">que</text:span><text:span text:style-name="T33"> </text:span><text:span text:style-name="T15">se fugue</text:span><text:span text:style-name="T33"> </text:span><text:span text:style-name="T15">o</text:span><text:span text:style-name="T33"> </text:span><text:span text:style-name="T15">falte</text:span><text:span text:style-name="T33"> </text:span><text:span text:style-name="T15">de</text:span><text:span text:style-name="T33"> </text:span><text:span text:style-name="T15">forma</text:span><text:span text:style-name="T33"> </text:span><text:span text:style-name="T15">injustificada</text:span><text:span text:style-name="T33"> </text:span><text:span text:style-name="T15">obtendrá</text:span><text:span text:style-name="T33"> </text:span><text:span text:style-name="T15">una</text:span><text:span text:style-name="T33"> </text:span><text:span text:style-name="T15">calificación</text:span><text:span text:style-name="T33"> </text:span><text:span text:style-name="T15">de</text:span><text:span text:style-name="T33"> </text:span><text:span text:style-name="T15">cero </text:span><text:span text:style-name="T45"><text:s/></text:span><text:span text:style-name="T15">o</text:span><text:span text:style-name="T33"> </text:span><text:span text:style-name="T15">negativa</text:span><text:span text:style-name="T33"> </text:span><text:span text:style-name="T15">en</text:span><text:span text:style-name="T33"> </text:span><text:span text:style-name="T15">las tareas</text:span><text:span text:style-name="T44"> </text:span><text:span text:style-name="T15">programadas</text:span><text:span text:style-name="T44"> </text:span><text:span text:style-name="T15">para</text:span><text:span text:style-name="T44"> </text:span><text:span text:style-name="T15">el</text:span><text:span text:style-name="T44"> </text:span><text:span text:style-name="T15">día</text:span><text:span text:style-name="T44"> </text:span><text:span text:style-name="T15">de</text:span><text:span text:style-name="T44"> </text:span><text:span text:style-name="T15">la</text:span><text:span text:style-name="T44"> </text:span><text:span text:style-name="T15">inasistencia.</text:span><text:span text:style-name="T44"> </text:span><text:span text:style-name="T15">No</text:span><text:span text:style-name="T44"> </text:span><text:span text:style-name="T15">habrá</text:span><text:span text:style-name="T44"> </text:span><text:span text:style-name="T15">posibilidad</text:span><text:span text:style-name="T44"> </text:span><text:span text:style-name="T15">de</text:span><text:span text:style-name="T44"> </text:span><text:span text:style-name="T15">entrega</text:span><text:span text:style-name="T44"> </text:span><text:span text:style-name="T15">de</text:span><text:span text:style-name="T44"> </text:span><text:span text:style-name="T15">la actividad fuera de plazo.</text:span></text:p>
      <text:p text:style-name="P45"/>
      <text:p text:style-name="P79"><text:bookmark-start text:name="__RefHeading___Toc20123_87245982"/>Pérdida de la evaluación continua<text:bookmark-end text:name="__RefHeading___Toc20123_87245982"/></text:p>
      <text:p text:style-name="P64"><text:span text:style-name="T15">La</text:span><text:span text:style-name="T46"> </text:span><text:span text:style-name="T15">inasistencia</text:span><text:span text:style-name="T17"> </text:span><text:span text:style-name="T15">reiterada</text:span><text:span text:style-name="T17"> </text:span><text:span text:style-name="T15">a</text:span><text:span text:style-name="T17"> </text:span><text:span text:style-name="T15">clase</text:span><text:span text:style-name="T17"> </text:span><text:span text:style-name="T15">de</text:span><text:span text:style-name="T17"> </text:span><text:span text:style-name="T15">forma</text:span><text:span text:style-name="T17"> </text:span><text:span text:style-name="T15">que</text:span><text:span text:style-name="T17"> </text:span><text:span text:style-name="T15">el</text:span><text:span text:style-name="T17"> </text:span><text:span text:style-name="T15">alumno</text:span><text:span text:style-name="T17"> </text:span><text:span text:style-name="T15">acumule</text:span><text:span text:style-name="T17"> </text:span><text:span text:style-name="T15">más</text:span><text:span text:style-name="T17"> </text:span><text:span text:style-name="T15">de</text:span><text:span text:style-name="T17"> </text:span><text:span text:style-name="T15">un</text:span><text:span text:style-name="T17"> </text:span><text:span text:style-name="T15">15%</text:span><text:span text:style-name="T17"> </text:span><text:span text:style-name="T15">de faltas</text:span><text:span text:style-name="T47"> </text:span><text:span text:style-name="T15">sobre</text:span><text:span text:style-name="T47"> </text:span><text:span text:style-name="T15">el</text:span><text:span text:style-name="T47"> </text:span><text:span text:style-name="T15">total</text:span><text:span text:style-name="T47"> </text:span><text:span text:style-name="T15">de</text:span><text:span text:style-name="T47"> </text:span><text:span text:style-name="T15">horas</text:span><text:span text:style-name="T47"> </text:span><text:span text:style-name="T15">del</text:span><text:span text:style-name="T47"> </text:span><text:span text:style-name="T15">módulo</text:span><text:span text:style-name="T47"> </text:span><text:span text:style-name="T15">supondrá</text:span><text:span text:style-name="T47"> </text:span><text:span text:style-name="T15">la</text:span><text:span text:style-name="T47"> </text:span><text:span text:style-name="T15">pérdida</text:span><text:span text:style-name="T47"> </text:span><text:span text:style-name="T15">automática</text:span><text:span text:style-name="T47"> </text:span><text:span text:style-name="T15">del</text:span><text:span text:style-name="T47"> </text:span><text:span text:style-name="T15">derecho</text:span><text:span text:style-name="T47"> </text:span><text:span text:style-name="T15">de evaluación continua.</text:span></text:p>
      <text:p text:style-name="P76"/>
      <text:p text:style-name="P76"><text:bookmark-start text:name="__RefHeading___Toc20125_87245982"/>Procedimiento de notificación de la pérdida de la evaluación continua<text:bookmark-end text:name="__RefHeading___Toc20125_87245982"/></text:p>
      <text:p text:style-name="P64"><text:span text:style-name="T15">Al</text:span><text:span text:style-name="T48"> </text:span><text:span text:style-name="T15">alumno</text:span><text:span text:style-name="T49"> </text:span><text:span text:style-name="T15">se</text:span><text:span text:style-name="T49"> </text:span><text:span text:style-name="T15">le</text:span><text:span text:style-name="T49"> </text:span><text:span text:style-name="T15">notificará</text:span><text:span text:style-name="T49"> </text:span><text:span text:style-name="T15">por</text:span><text:span text:style-name="T49"> </text:span><text:span text:style-name="T15">escrito,</text:span><text:span text:style-name="T49"> </text:span><text:span text:style-name="T15">con</text:span><text:span text:style-name="T49"> </text:span><text:span text:style-name="T15">acuse</text:span><text:span text:style-name="T49"> </text:span><text:span text:style-name="T15">de</text:span><text:span text:style-name="T49"> </text:span><text:span text:style-name="T15">recibo,</text:span><text:span text:style-name="T49"> </text:span><text:span text:style-name="T15">cuando</text:span><text:span text:style-name="T49"> </text:span><text:span text:style-name="T15">acumule</text:span><text:span text:style-name="T49"> </text:span><text:span text:style-name="T15">un</text:span><text:span text:style-name="T49"> </text:span><text:span text:style-name="T15">5%</text:span><text:span text:style-name="T49"> </text:span><text:span text:style-name="T15">de faltas y posteriormente cuando acumule un 10% de las faltas.</text:span></text:p>
      <text:p text:style-name="P65"><text:span text:style-name="T15">Cuando</text:span><text:span text:style-name="T46"> </text:span><text:span text:style-name="T15">el</text:span><text:span text:style-name="T17"> </text:span><text:span text:style-name="T15">alumno</text:span><text:span text:style-name="T17"> </text:span><text:span text:style-name="T15">acumule</text:span><text:span text:style-name="T17"> </text:span><text:span text:style-name="T15">un</text:span><text:span text:style-name="T17"> </text:span><text:span text:style-name="T15">15%</text:span><text:span text:style-name="T17"> </text:span><text:span text:style-name="T15">de</text:span><text:span text:style-name="T17"> </text:span><text:span text:style-name="T15">faltas</text:span><text:span text:style-name="T17"> </text:span><text:span text:style-name="T15">sobre</text:span><text:span text:style-name="T17"> </text:span><text:span text:style-name="T15">el</text:span><text:span text:style-name="T17"> </text:span><text:span text:style-name="T15">total</text:span><text:span text:style-name="T17"> </text:span><text:span text:style-name="T15">de</text:span><text:span text:style-name="T19"> </text:span><text:span text:style-name="T15">horas</text:span><text:span text:style-name="T17"> </text:span><text:span text:style-name="T15">del</text:span><text:span text:style-name="T17"> </text:span><text:span text:style-name="T15">módulo</text:span><text:span text:style-name="T17"> </text:span><text:span text:style-name="T15">se</text:span><text:span text:style-name="T17"> </text:span><text:span text:style-name="T15">le comunicará de la misma forma la pérdida de la evaluación continua</text:span></text:p>
      <text:p text:style-name="P46"/>
      <text:p text:style-name="P77"><text:bookmark-start text:name="__RefHeading___Toc20127_87245982"/><text:span text:style-name="T13">Sistemas</text:span><text:span text:style-name="T38"> </text:span><text:span text:style-name="T13">e</text:span><text:span text:style-name="T38"> </text:span><text:span text:style-name="T13">instrumentos</text:span><text:span text:style-name="T38"> </text:span><text:span text:style-name="T13">de</text:span><text:span text:style-name="T38"> </text:span><text:span text:style-name="T13">evaluación</text:span><text:span text:style-name="T38"> </text:span><text:span text:style-name="T13">para</text:span><text:span text:style-name="T38"> </text:span><text:span text:style-name="T13">los</text:span><text:span text:style-name="T38"> </text:span><text:span text:style-name="T13">alumnos</text:span><text:span text:style-name="T38"> </text:span><text:span text:style-name="T13">que</text:span><text:span text:style-name="T38"> </text:span><text:span text:style-name="T13">han</text:span><text:span text:style-name="T38"> </text:span><text:span text:style-name="T13">perdido</text:span><text:span text:style-name="T38"> </text:span><text:span text:style-name="T13">el derecho a la evaluación continua</text:span><text:bookmark-end text:name="__RefHeading___Toc20127_87245982"/></text:p>
      <text:p text:style-name="P64"><text:span text:style-name="T15">En</text:span><text:span text:style-name="T50"> </text:span><text:span text:style-name="T15">el </text:span><text:span text:style-name="T44"><text:s/></text:span><text:span text:style-name="T15">caso </text:span><text:span text:style-name="T44"><text:s/></text:span><text:span text:style-name="T15">de </text:span><text:span text:style-name="T44"><text:s/></text:span><text:span text:style-name="T15">pérdida </text:span><text:span text:style-name="T44"><text:s/></text:span><text:span text:style-name="T15">de </text:span><text:span text:style-name="T44"><text:s/></text:span><text:span text:style-name="T15">evaluación </text:span><text:span text:style-name="T44"><text:s/></text:span><text:span text:style-name="T15">continua </text:span><text:span text:style-name="T44"><text:s/></text:span><text:span text:style-name="T15">por </text:span><text:span text:style-name="T44"><text:s/></text:span><text:span text:style-name="T15">los </text:span><text:span text:style-name="T44"><text:s/></text:span><text:span text:style-name="T15">criterios </text:span><text:span text:style-name="T44"><text:s/></text:span><text:span text:style-name="T15">establecidos </text:span><text:span text:style-name="T44"><text:s/></text:span><text:span text:style-name="T15">en </text:span><text:span text:style-name="T44"><text:s/></text:span><text:span text:style-name="T15">la concreción </text:span><text:span text:style-name="T49"><text:s/></text:span><text:span text:style-name="T15">curricular </text:span><text:span text:style-name="T49"><text:s/></text:span><text:span text:style-name="T15">del </text:span><text:span text:style-name="T49"><text:s/></text:span><text:span text:style-name="T15">ciclo, </text:span><text:span text:style-name="T49"><text:s/></text:span><text:span text:style-name="T15">los </text:span><text:span text:style-name="T49"><text:s/></text:span><text:span text:style-name="T15">alumnos </text:span><text:span text:style-name="T49"><text:s/></text:span><text:span text:style-name="T15">con </text:span><text:span text:style-name="T49"><text:s/></text:span><text:span text:style-name="T15">pérdida </text:span><text:span text:style-name="T49"><text:s/></text:span><text:span text:style-name="T15">de </text:span><text:span text:style-name="T49"><text:s/></text:span><text:span text:style-name="T15">la </text:span><text:span text:style-name="T49"><text:s/></text:span><text:span text:style-name="T15">evaluación </text:span><text:span text:style-name="T49"><text:s/></text:span><text:span text:style-name="T15">continua realizarán </text:span><text:span text:style-name="T25"><text:s/></text:span><text:span text:style-name="T15">en </text:span><text:span text:style-name="T25"><text:s/></text:span><text:span text:style-name="T15">fechas </text:span><text:span text:style-name="T25"><text:s/></text:span><text:span text:style-name="T15">acordadas </text:span><text:span text:style-name="T25"><text:s/></text:span><text:span text:style-name="T15">en </text:span><text:span text:style-name="T25"><text:s/></text:span><text:span text:style-name="T15">el </text:span><text:span text:style-name="T25"><text:s/></text:span><text:span text:style-name="T15">Departamento </text:span><text:span text:style-name="T25"><text:s/></text:span><text:span text:style-name="T15">y </text:span><text:span text:style-name="T46"><text:s/></text:span><text:span text:style-name="T15">comunicadas </text:span><text:span text:style-name="T25"><text:s/></text:span><text:span text:style-name="T15">a </text:span><text:span text:style-name="T25"><text:s/></text:span><text:span text:style-name="T15">los </text:span><text:span text:style-name="T25"><text:s/></text:span><text:span text:style-name="T15">alumnos afectados las siguientes pruebas:</text:span></text:p>
      <text:p text:style-name="P64"><text:span text:style-name="T15">Prueba </text:span><text:span text:style-name="T51"><text:s/></text:span><text:span text:style-name="T15">escrita </text:span><text:span text:style-name="T52"><text:s/></text:span><text:span text:style-name="T15">sobre </text:span><text:span text:style-name="T52"><text:s/></text:span><text:span text:style-name="T15">contenidos </text:span><text:span text:style-name="T52"><text:s/></text:span><text:span text:style-name="T15">del </text:span><text:span text:style-name="T52"><text:s/></text:span><text:span text:style-name="T15">módulo. </text:span><text:span text:style-name="T52"><text:s/></text:span><text:span text:style-name="T15">Incluirá </text:span><text:span text:style-name="T52"><text:s/></text:span><text:span text:style-name="T15">preguntas </text:span><text:span text:style-name="T52"><text:s/></text:span><text:span text:style-name="T15">sobre </text:span><text:span text:style-name="T52"><text:s/></text:span><text:span text:style-name="T15">conceptos </text:span><text:span text:style-name="T52"><text:s/></text:span><text:span text:style-name="T15">y supuestos prácticos. Tendrá carácter </text:span><text:span text:style-name="T53"><text:s/></text:span><text:span text:style-name="T15">eliminatorio y</text:span><text:span text:style-name="T53"> </text:span><text:span text:style-name="T15">el alumno para aprobar debe sacar </text:span><text:soft-page-break/><text:span text:style-name="T15">un mínimo de un 6 sobre 10.</text:span></text:p>
      <text:p text:style-name="P64"><text:span text:style-name="T15">Prueba</text:span><text:span text:style-name="T54"> </text:span><text:span text:style-name="T15">práctica </text:span><text:span text:style-name="T55"><text:s/></text:span><text:span text:style-name="T15">para </text:span><text:span text:style-name="T55"><text:s/></text:span><text:span text:style-name="T15">evaluar </text:span><text:span text:style-name="T55"><text:s/></text:span><text:span text:style-name="T15">contenidos </text:span><text:span text:style-name="T55"><text:s/></text:span><text:span text:style-name="T15">procedimentales, </text:span><text:span text:style-name="T55"><text:s/></text:span><text:span text:style-name="T15">delante </text:span><text:span text:style-name="T55"><text:s/></text:span><text:span text:style-name="T15">del </text:span><text:span text:style-name="T55"><text:s/></text:span><text:span text:style-name="T15">ordenador. </text:span><text:span text:style-name="T55"><text:s/></text:span><text:span text:style-name="T15">El alumno</text:span><text:span text:style-name="T32"> </text:span><text:span text:style-name="T15">deberá, </text:span><text:span text:style-name="T56"><text:s/></text:span><text:span text:style-name="T15">además</text:span><text:span text:style-name="T32"> </text:span><text:span text:style-name="T15">de</text:span><text:span text:style-name="T32"> </text:span><text:span text:style-name="T15">realizar</text:span><text:span text:style-name="T32"> </text:span><text:span text:style-name="T15">la</text:span><text:span text:style-name="T32"> </text:span><text:span text:style-name="T15">prueba,</text:span><text:span text:style-name="T32"> </text:span><text:span text:style-name="T15">contestar</text:span><text:span text:style-name="T32"> </text:span><text:span text:style-name="T15">a</text:span><text:span text:style-name="T32"> </text:span><text:span text:style-name="T15">preguntas</text:span><text:span text:style-name="T32"> </text:span><text:span text:style-name="T15">realizadas</text:span><text:span text:style-name="T32"> </text:span><text:span text:style-name="T15">por</text:span><text:span text:style-name="T32"> </text:span><text:span text:style-name="T15">el profesor</text:span><text:span text:style-name="T57"> </text:span><text:span text:style-name="T15">sobre</text:span><text:span text:style-name="T57"> </text:span><text:span text:style-name="T15">la</text:span><text:span text:style-name="T57"> </text:span><text:span text:style-name="T15">misma</text:span><text:span text:style-name="T57"> </text:span><text:span text:style-name="T15">y </text:span><text:span text:style-name="T28"><text:s/></text:span><text:span text:style-name="T15">realizar</text:span><text:span text:style-name="T57"> </text:span><text:span text:style-name="T15">posibles</text:span><text:span text:style-name="T57"> </text:span><text:span text:style-name="T15">modificaciones</text:span><text:span text:style-name="T57"> </text:span><text:span text:style-name="T15">y</text:span><text:span text:style-name="T57"> </text:span><text:span text:style-name="T15">cambios</text:span><text:span text:style-name="T57"> </text:span><text:span text:style-name="T15">a</text:span><text:span text:style-name="T57"> </text:span><text:span text:style-name="T15">solicitud</text:span><text:span text:style-name="T57"> </text:span><text:span text:style-name="T15">del profesor. Para aprobar el alumno debe sacar un mínimo de un 6 sobre 10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4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4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4z1" style:family="text">
      <style:text-properties style:font-name="Symbol" fo:font-family="Symbol" style:font-family-generic="roman" style:font-pitch="variable" fo:font-size="9pt" style:font-size-asian="9pt" style:font-name-complex="StarSymbol1" style:font-family-complex="StarSymbol, 'Arial Unicode MS'" style:font-charset-complex="x-symbol" style:font-size-complex="9pt"/>
    </style:style>
    <style:style style:name="WW8Num18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8z0" style:family="text">
      <style:text-properties style:use-window-font-color="true" style:font-name="Symbol1" fo:font-family="Symbol" fo:font-size="12pt" fo:language="es" fo:country="ES" style:font-size-asian="12pt" style:language-asian="zxx" style:country-asian="none" style:font-name-complex="Symbol" style:font-family-complex="Symbol" style:font-family-generic-complex="roman" style:font-pitch-complex="variable" style:font-size-complex="12pt" style:language-complex="ar" style:country-complex="SA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Star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6" style:family="table">
      <style:table-properties style:width="17.141cm" table:align="left" style:writing-mode="lr-tb"/>
    </style:style>
    <style:style style:name="Tabla36.A" style:family="table-column">
      <style:table-column-properties style:column-width="2.392cm"/>
    </style:style>
    <style:style style:name="Tabla36.B" style:family="table-column">
      <style:table-column-properties style:column-width="14.75cm"/>
    </style:style>
    <style:style style:name="Tabla36.1" style:family="table-row">
      <style:table-row-properties style:min-row-height="2.011cm" fo:keep-together="auto"/>
    </style:style>
    <style:style style:name="Tabla36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36.B1" style:family="table-cell">
      <style:table-cell-properties style:vertical-align="top" fo:padding="0.097cm" fo:border="1pt solid #000000" style:writing-mode="lr-tb"/>
    </style:style>
    <style:style style:name="MP1" style:family="paragraph" style:parent-style-name="Table_20_Contents">
      <style:paragraph-properties style:snap-to-layout-grid="false"/>
      <style:text-properties officeooo:paragraph-rsid="00196255"/>
    </style:style>
    <style:style style:name="M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" fo:font-size="10pt" fo:font-weight="bold" officeooo:paragraph-rsid="00196255" style:font-size-asian="10pt" style:font-weight-asian="bold" style:font-name-complex="Arial" style:font-size-complex="10pt" style:font-weight-complex="bold"/>
    </style:style>
    <style:style style:name="M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196255"/>
    </style:style>
    <style:style style:name="MP4" style:family="paragraph" style:parent-style-name="Standard">
      <style:text-properties officeooo:paragraph-rsid="0016761a"/>
    </style:style>
    <style:style style:name="M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T3" style:family="text">
      <style:text-properties style:font-name="Arial" fo:font-size="10pt" fo:font-weight="bold" officeooo:rsid="001a1fb6" style:font-size-asian="10pt" style:font-weight-asian="bold" style:font-name-complex="Arial" style:font-size-complex="10pt" style:font-weight-complex="bold"/>
    </style:style>
    <style:style style:name="MT4" style:family="text">
      <style:text-properties style:font-name="Arial" fo:font-size="9.5pt" fo:letter-spacing="0.004cm" fo:font-weight="normal" officeooo:rsid="001a1fb6" style:font-size-asian="9.5pt" style:font-weight-asian="normal" style:font-name-complex="Arial" style:font-size-complex="9.5pt" style:font-weight-complex="normal"/>
    </style:style>
    <style:style style:name="MT5" style:family="text">
      <style:text-properties style:font-name="Arial" fo:font-size="9.5pt" fo:font-weight="normal" officeooo:rsid="001a1fb6" style:font-size-asian="9.5pt" style:font-weight-asian="normal" style:font-name-complex="Arial" style:font-size-complex="9.5pt" style:font-weight-complex="normal"/>
    </style:style>
    <style:style style:name="MT6" style:family="text">
      <style:text-properties style:font-name="Arial" fo:font-size="9.5pt" fo:letter-spacing="0.03cm" fo:font-weight="normal" officeooo:rsid="001a1fb6" style:font-size-asian="9.5pt" style:font-weight-asian="normal" style:font-name-complex="Arial" style:font-size-complex="9.5pt" style:font-weight-complex="normal"/>
    </style:style>
    <style:style style:name="MT7" style:family="text">
      <style:text-properties style:font-name="Arial" fo:font-size="9.5pt" fo:letter-spacing="0.002cm" fo:font-weight="normal" officeooo:rsid="001a1fb6" style:font-size-asian="9.5pt" style:font-weight-asian="normal" style:font-name-complex="Arial" style:font-size-complex="9.5pt" style:font-weight-complex="normal"/>
    </style:style>
    <style:style style:name="MT8" style:family="text">
      <style:text-properties style:font-name="Arial" fo:font-size="9.5pt" fo:letter-spacing="0.019cm" fo:font-weight="normal" officeooo:rsid="001a1fb6" style:font-size-asian="9.5pt" style:font-weight-asian="normal" style:font-name-complex="Arial" style:font-size-complex="9.5pt" style:font-weight-complex="normal"/>
    </style:style>
    <style:style style:name="MT9" style:family="text">
      <style:text-properties style:font-name="Arial" fo:font-size="9.5pt" fo:letter-spacing="0.021cm" fo:font-weight="normal" officeooo:rsid="001a1fb6" style:font-size-asian="9.5pt" style:font-weight-asian="normal" style:font-name-complex="Arial" style:font-size-complex="9.5pt" style:font-weight-complex="normal"/>
    </style:style>
    <style:style style:name="MT10" style:family="text">
      <style:text-properties style:font-name="Arial" fo:font-size="9.5pt" fo:letter-spacing="0.011cm" fo:font-weight="normal" officeooo:rsid="001a1fb6" style:font-size-asian="9.5pt" style:font-weight-asian="normal" style:font-name-complex="Arial" style:font-size-complex="9.5pt" style:font-weight-complex="normal"/>
    </style:style>
    <style:style style:name="MT11" style:family="text">
      <style:text-properties style:font-name="Arial" fo:font-size="9.5pt" fo:letter-spacing="0.004cm" fo:font-weight="normal" officeooo:rsid="001a1fb6" style:font-size-asian="9.5pt" style:font-weight-asian="normal" style:font-name-complex="Arial" style:font-size-complex="9.5pt" style:font-weight-complex="normal" style:text-scale="103%"/>
    </style:style>
    <style:style style:name="MT12" style:family="text">
      <style:text-properties style:font-name="Arial" fo:font-size="10pt" officeooo:rsid="001a1fb6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36" table:style-name="Tabla36">
          <table:table-column table:style-name="Tabla36.A"/>
          <table:table-column table:style-name="Tabla36.B"/>
          <table:table-row table:style-name="Tabla36.1">
            <table:table-cell table:style-name="Tabla36.A1" office:value-type="string">
              <text:p text:style-name="MP1"><draw:frame draw:style-name="Mfr1" draw:name="Imagen1" text:anchor-type="as-char" svg:y="0cm" svg:width="2.198cm" svg:height="1.843cm" draw:z-index="7"><draw:image xlink:href="Pictures/100000000000006F0000005D127B64B7CBC3129D.png" xlink:type="simple" xlink:show="embed" xlink:actuate="onLoad"/></draw:frame></text:p>
            </table:table-cell>
            <table:table-cell table:style-name="Tabla36.B1" office:value-type="string">
              <text:p text:style-name="MP2">IES HARÍA. DEPARTAMENTO DE INFORMÁTICA</text:p>
              <text:p text:style-name="MP3"><text:span text:style-name="MT1">Ciclo formativo:</text:span><text:span text:style-name="MT2"> Sistemas Microinformáticos y Redes</text:span></text:p>
              <text:p text:style-name="MP3"><text:span text:style-name="MT1">Módulo: </text:span><text:span text:style-name="MT3"><text:s/></text:span><text:span text:style-name="MT4">0228</text:span><text:span text:style-name="MT5">.</text:span><text:span text:style-name="MT6"> </text:span><text:span text:style-name="MT4">Ap</text:span><text:span text:style-name="MT7">li</text:span><text:span text:style-name="MT4">cac</text:span><text:span text:style-name="MT7">i</text:span><text:span text:style-name="MT4">one</text:span><text:span text:style-name="MT5">s</text:span><text:span text:style-name="MT8"> </text:span><text:span text:style-name="MT4">we</text:span><text:span text:style-name="MT5">b</text:span><text:span text:style-name="MT9"> </text:span><text:span text:style-name="MT5">-</text:span><text:span text:style-name="MT10"> </text:span><text:span text:style-name="MT11">APW</text:span></text:p>
              <text:p text:style-name="MP3"><text:span text:style-name="MT1">Curso:</text:span><text:span text:style-name="MT2">201</text:span><text:span text:style-name="MT12">6</text:span><text:span text:style-name="MT2">-1</text:span><text:span text:style-name="MT12">7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1:45:10.017767959</meta:creation-date>
    <dc:date>2016-11-24T00:24:26.035000000</dc:date>
    <meta:editing-duration>PT30M12S</meta:editing-duration>
    <meta:editing-cycles>6</meta:editing-cycles>
    <meta:generator>LibreOffice/5.2.1.2$Windows_x86 LibreOffice_project/31dd62db80d4e60af04904455ec9c9219178d620</meta:generator>
    <meta:document-statistic meta:table-count="2" meta:image-count="1" meta:object-count="0" meta:page-count="8" meta:paragraph-count="139" meta:word-count="2138" meta:character-count="13252" meta:non-whitespace-character-count="11151"/>
  </office:meta>
</office:document-meta>
</file>